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.36pt"/>
    </style:style>
    <style:style style:name="co2" style:family="table-column">
      <style:table-column-properties fo:break-before="auto" style:column-width="38.86pt"/>
    </style:style>
    <style:style style:name="co3" style:family="table-column">
      <style:table-column-properties fo:break-before="auto" style:column-width="41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0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4pt" svg:height="254.35pt" svg:x="443.14pt" svg:y="15.36pt">
            <draw:object draw:notify-on-update-of-ranges="Sheet1.B5:Sheet1.B5 Sheet1.B6:Sheet1.B106 Sheet1.C5:Sheet1.C5 Sheet1.C6:Sheet1.C106 Sheet1.G5:Sheet1.G5 Sheet1.G6:Sheet1.G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4.35pt" svg:x="451.81pt" svg:y="288.48pt">
            <draw:object draw:notify-on-update-of-ranges="Sheet1.B5:Sheet1.B5 Sheet1.B6:Sheet1.B106 Sheet1.D5:Sheet1.D5 Sheet1.D6:Sheet1.D106 Sheet1.H5:Sheet1.H5 Sheet1.H6:Sheet1.H1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4pt" svg:height="255.2pt" svg:x="457.85pt" svg:y="562.45pt">
            <draw:object draw:notify-on-update-of-ranges="Sheet1.B5:Sheet1.B5 Sheet1.B6:Sheet1.B106 Sheet1.E5:Sheet1.E5 Sheet1.E6:Sheet1.E106 Sheet1.I5:Sheet1.I5 Sheet1.I6:Sheet1.I1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17pt" svg:x="458.73pt" svg:y="841.58pt">
            <draw:object draw:notify-on-update-of-ranges="Sheet1.B5:Sheet1.B5 Sheet1.B6:Sheet1.B106 Sheet1.F5:Sheet1.F5 Sheet1.F6:Sheet1.F106 Sheet1.J5:Sheet1.J5 Sheet1.J6:Sheet1.J1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ST ZF:</text:p>
          </table:table-cell>
          <table:table-cell table:number-columns-repeated="2"/>
          <table:table-cell office:value-type="float" office:value="155.95" calcext:value-type="float">
            <text:p>155.95</text:p>
          </table:table-cell>
          <table:table-cell table:number-columns-repeated="3"/>
          <table:table-cell office:value-type="float" office:value="205.26" calcext:value-type="float">
            <text:p>205.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UM BO:</text:p>
          </table:table-cell>
          <table:table-cell table:number-columns-repeated="2"/>
          <table:table-cell office:value-type="float" office:value="7.4656" calcext:value-type="float">
            <text:p>7.46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table:style-name="ce3" office:value-type="string" calcext:value-type="string" table:number-columns-spanned="3" table:number-rows-spanned="1">
            <text:p>SBC <text:s/></text:p>
          </table:table-cell>
          <table:covered-table-cell table:number-columns-repeated="2" table:style-name="ce5"/>
          <table:table-cell table:style-name="ce5"/>
          <table:table-cell table:style-name="ce3" office:value-type="string" calcext:value-type="string" table:number-columns-spanned="3" table:number-rows-spanned="1">
            <text:p>SPSA <text:s/></text:p>
          </table:table-cell>
          <table:covered-table-cell table:number-columns-repeated="2" table:style-name="ce5"/>
          <table:table-cell table:style-name="ce5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GI</text:p>
          </table:table-cell>
          <table:table-cell table:style-name="ce1" office:value-type="string" calcext:value-type="string">
            <text:p>WIP</text:p>
          </table:table-cell>
          <table:table-cell table:style-name="ce1" office:value-type="string" calcext:value-type="string">
            <text:p>X(t)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GI</text:p>
          </table:table-cell>
          <table:table-cell table:style-name="ce1" office:value-type="string" calcext:value-type="string">
            <text:p>WIP</text:p>
          </table:table-cell>
          <table:table-cell table:style-name="ce1" office:value-type="string" calcext:value-type="string">
            <text:p>X(t)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mand</text:p>
          </table:table-cell>
          <table:table-cell table:style-name="ce1" office:value-type="string" calcext:value-type="string">
            <text:p>SBC lambda</text:p>
          </table:table-cell>
          <table:table-cell table:style-name="ce1" office:value-type="string" calcext:value-type="string">
            <text:p>SBC FGI</text:p>
          </table:table-cell>
          <table:table-cell table:style-name="ce1" office:value-type="string" calcext:value-type="string">
            <text:p>SBC WIP</text:p>
          </table:table-cell>
          <table:table-cell table:style-name="ce1" office:value-type="string" calcext:value-type="string">
            <text:p>SBC X(t)</text:p>
          </table:table-cell>
          <table:table-cell table:style-name="ce1" office:value-type="string" calcext:value-type="string">
            <text:p>SPSA lambda</text:p>
          </table:table-cell>
          <table:table-cell table:style-name="ce1" office:value-type="string" calcext:value-type="string">
            <text:p>SPSA FGI</text:p>
          </table:table-cell>
          <table:table-cell table:style-name="ce1" office:value-type="string" calcext:value-type="string">
            <text:p>SPSA WIP</text:p>
          </table:table-cell>
          <table:table-cell table:style-name="ce1" office:value-type="string" calcext:value-type="string">
            <text:p>SPSA X(t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4" calcext:value-type="float">
            <text:p>0.00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04" calcext:value-type="float">
            <text:p>0.01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0522" calcext:value-type="float">
            <text:p>0.05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636" calcext:value-type="float">
            <text:p>0.063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532" calcext:value-type="float">
            <text:p>0.053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2284" calcext:value-type="float">
            <text:p>0.228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446" calcext:value-type="float">
            <text:p>0.044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226" calcext:value-type="float">
            <text:p>0.022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264" calcext:value-type="float">
            <text:p>0.264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3" calcext:value-type="float">
            <text:p>0.01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281" calcext:value-type="float">
            <text:p>0.28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" calcext:value-type="float">
            <text:p>0.01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138" calcext:value-type="float">
            <text:p>0.013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06" calcext:value-type="float">
            <text:p>0.01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28" calcext:value-type="float">
            <text:p>0.012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62" calcext:value-type="float">
            <text:p>0.016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403" calcext:value-type="float">
            <text:p>0.403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0686" calcext:value-type="float">
            <text:p>0.068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504" calcext:value-type="float">
            <text:p>0.504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101" calcext:value-type="float">
            <text:p>0.1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916" calcext:value-type="float">
            <text:p>0.2916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1656" calcext:value-type="float">
            <text:p>0.165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056" calcext:value-type="float">
            <text:p>0.205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.0078" calcext:value-type="float">
            <text:p>1.007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26" calcext:value-type="float">
            <text:p>0.132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418" calcext:value-type="float">
            <text:p>0.418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6212" calcext:value-type="float">
            <text:p>0.6212</text:p>
          </table:table-cell>
          <table:table-cell office:value-type="float" office:value="1.2602" calcext:value-type="float">
            <text:p>1.2602</text:p>
          </table:table-cell>
          <table:table-cell office:value-type="float" office:value="0.506" calcext:value-type="float">
            <text:p>0.506</text:p>
          </table:table-cell>
          <table:table-cell office:value-type="float" office:value="0.2524" calcext:value-type="float">
            <text:p>0.252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6946" calcext:value-type="float">
            <text:p>0.6946</text:p>
          </table:table-cell>
          <table:table-cell office:value-type="float" office:value="0.721" calcext:value-type="float">
            <text:p>0.721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6254" calcext:value-type="float">
            <text:p>0.6254</text:p>
          </table:table-cell>
          <table:table-cell office:value-type="float" office:value="1.682" calcext:value-type="float">
            <text:p>1.682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4218" calcext:value-type="float">
            <text:p>0.421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5554" calcext:value-type="float">
            <text:p>0.5554</text:p>
          </table:table-cell>
          <table:table-cell office:value-type="float" office:value="1.0062" calcext:value-type="float">
            <text:p>1.0062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8542" calcext:value-type="float">
            <text:p>0.8542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0484" calcext:value-type="float">
            <text:p>1.0484</text:p>
          </table:table-cell>
          <table:table-cell office:value-type="float" office:value="0.5154" calcext:value-type="float">
            <text:p>0.515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5" calcext:value-type="float">
            <text:p>0.65</text:p>
          </table:table-cell>
          <table:table-cell office:value-type="float" office:value="0.82" calcext:value-type="float">
            <text:p>0.82</text:p>
          </table:table-cell>
          <table:table-cell office:value-type="float" office:value="0.487" calcext:value-type="float">
            <text:p>0.487</text:p>
          </table:table-cell>
          <table:table-cell office:value-type="float" office:value="1.2476" calcext:value-type="float">
            <text:p>1.2476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6696" calcext:value-type="float">
            <text:p>0.6696</text:p>
          </table:table-cell>
          <table:table-cell office:value-type="float" office:value="1.4698" calcext:value-type="float">
            <text:p>1.4698</text:p>
          </table:table-cell>
          <table:table-cell office:value-type="float" office:value="1.1596" calcext:value-type="float">
            <text:p>1.1596</text:p>
          </table:table-cell>
          <table:table-cell office:value-type="float" office:value="0.5724" calcext:value-type="float">
            <text:p>0.572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5" calcext:value-type="float">
            <text:p>0.65</text:p>
          </table:table-cell>
          <table:table-cell office:value-type="float" office:value="0.84" calcext:value-type="float">
            <text:p>0.84</text:p>
          </table:table-cell>
          <table:table-cell office:value-type="float" office:value="0.4822" calcext:value-type="float">
            <text:p>0.4822</text:p>
          </table:table-cell>
          <table:table-cell office:value-type="float" office:value="1.4322" calcext:value-type="float">
            <text:p>1.4322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8374" calcext:value-type="float">
            <text:p>0.8374</text:p>
          </table:table-cell>
          <table:table-cell office:value-type="float" office:value="1.4268" calcext:value-type="float">
            <text:p>1.4268</text:p>
          </table:table-cell>
          <table:table-cell office:value-type="float" office:value="1.4062" calcext:value-type="float">
            <text:p>1.4062</text:p>
          </table:table-cell>
          <table:table-cell office:value-type="float" office:value="0.607" calcext:value-type="float">
            <text:p>0.60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0.4852" calcext:value-type="float">
            <text:p>0.4852</text:p>
          </table:table-cell>
          <table:table-cell office:value-type="float" office:value="1.6178" calcext:value-type="float">
            <text:p>1.6178</text:p>
          </table:table-cell>
          <table:table-cell office:value-type="float" office:value="0.653" calcext:value-type="float">
            <text:p>0.653</text:p>
          </table:table-cell>
          <table:table-cell office:value-type="float" office:value="0.7513" calcext:value-type="float">
            <text:p>0.7513</text:p>
          </table:table-cell>
          <table:table-cell office:value-type="float" office:value="1.4116" calcext:value-type="float">
            <text:p>1.4116</text:p>
          </table:table-cell>
          <table:table-cell office:value-type="float" office:value="1.5262" calcext:value-type="float">
            <text:p>1.5262</text:p>
          </table:table-cell>
          <table:table-cell office:value-type="float" office:value="0.6348" calcext:value-type="float">
            <text:p>0.634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0.87" calcext:value-type="float">
            <text:p>0.87</text:p>
          </table:table-cell>
          <table:table-cell office:value-type="float" office:value="0.5218" calcext:value-type="float">
            <text:p>0.5218</text:p>
          </table:table-cell>
          <table:table-cell office:value-type="float" office:value="1.807" calcext:value-type="float">
            <text:p>1.807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8681" calcext:value-type="float">
            <text:p>0.8681</text:p>
          </table:table-cell>
          <table:table-cell office:value-type="float" office:value="1.4468" calcext:value-type="float">
            <text:p>1.4468</text:p>
          </table:table-cell>
          <table:table-cell office:value-type="float" office:value="1.7122" calcext:value-type="float">
            <text:p>1.7122</text:p>
          </table:table-cell>
          <table:table-cell office:value-type="float" office:value="0.6852" calcext:value-type="float">
            <text:p>0.685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3356" calcext:value-type="float">
            <text:p>0.3356</text:p>
          </table:table-cell>
          <table:table-cell office:value-type="float" office:value="1.9606" calcext:value-type="float">
            <text:p>1.9606</text:p>
          </table:table-cell>
          <table:table-cell office:value-type="float" office:value="0.7138" calcext:value-type="float">
            <text:p>0.7138</text:p>
          </table:table-cell>
          <table:table-cell office:value-type="float" office:value="0.762" calcext:value-type="float">
            <text:p>0.762</text:p>
          </table:table-cell>
          <table:table-cell office:value-type="float" office:value="1.2338" calcext:value-type="float">
            <text:p>1.2338</text:p>
          </table:table-cell>
          <table:table-cell office:value-type="float" office:value="1.7742" calcext:value-type="float">
            <text:p>1.7742</text:p>
          </table:table-cell>
          <table:table-cell office:value-type="float" office:value="0.687" calcext:value-type="float">
            <text:p>0.68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1574" calcext:value-type="float">
            <text:p>0.1574</text:p>
          </table:table-cell>
          <table:table-cell office:value-type="float" office:value="2.119" calcext:value-type="float">
            <text:p>2.119</text:p>
          </table:table-cell>
          <table:table-cell office:value-type="float" office:value="0.7218" calcext:value-type="float">
            <text:p>0.7218</text:p>
          </table:table-cell>
          <table:table-cell office:value-type="float" office:value="0.7259" calcext:value-type="float">
            <text:p>0.7259</text:p>
          </table:table-cell>
          <table:table-cell office:value-type="float" office:value="1.0128" calcext:value-type="float">
            <text:p>1.0128</text:p>
          </table:table-cell>
          <table:table-cell office:value-type="float" office:value="1.8258" calcext:value-type="float">
            <text:p>1.8258</text:p>
          </table:table-cell>
          <table:table-cell office:value-type="float" office:value="0.679" calcext:value-type="float">
            <text:p>0.67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2.2508" calcext:value-type="float">
            <text:p>2.2508</text:p>
          </table:table-cell>
          <table:table-cell office:value-type="float" office:value="0.7414" calcext:value-type="float">
            <text:p>0.7414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8062" calcext:value-type="float">
            <text:p>0.8062</text:p>
          </table:table-cell>
          <table:table-cell office:value-type="float" office:value="1.9554" calcext:value-type="float">
            <text:p>1.9554</text:p>
          </table:table-cell>
          <table:table-cell office:value-type="float" office:value="0.6934" calcext:value-type="float">
            <text:p>0.693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154" calcext:value-type="float">
            <text:p>-0.154</text:p>
          </table:table-cell>
          <table:table-cell office:value-type="float" office:value="2.3676" calcext:value-type="float">
            <text:p>2.3676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6216" calcext:value-type="float">
            <text:p>0.6216</text:p>
          </table:table-cell>
          <table:table-cell office:value-type="float" office:value="2.1468" calcext:value-type="float">
            <text:p>2.1468</text:p>
          </table:table-cell>
          <table:table-cell office:value-type="float" office:value="0.7154" calcext:value-type="float">
            <text:p>0.715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3112" calcext:value-type="float">
            <text:p>-0.3112</text:p>
          </table:table-cell>
          <table:table-cell office:value-type="float" office:value="2.5308" calcext:value-type="float">
            <text:p>2.5308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4534" calcext:value-type="float">
            <text:p>0.4534</text:p>
          </table:table-cell>
          <table:table-cell office:value-type="float" office:value="2.4046" calcext:value-type="float">
            <text:p>2.4046</text:p>
          </table:table-cell>
          <table:table-cell office:value-type="float" office:value="0.7318" calcext:value-type="float">
            <text:p>0.731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" calcext:value-type="float">
            <text:p>0.65</text:p>
          </table:table-cell>
          <table:table-cell office:value-type="float" office:value="0.56" calcext:value-type="float">
            <text:p>0.56</text:p>
          </table:table-cell>
          <table:table-cell office:value-type="float" office:value="-0.2196" calcext:value-type="float">
            <text:p>-0.2196</text:p>
          </table:table-cell>
          <table:table-cell office:value-type="float" office:value="2.3556" calcext:value-type="float">
            <text:p>2.3556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484" calcext:value-type="float">
            <text:p>0.5484</text:p>
          </table:table-cell>
          <table:table-cell office:value-type="float" office:value="2.1914" calcext:value-type="float">
            <text:p>2.1914</text:p>
          </table:table-cell>
          <table:table-cell office:value-type="float" office:value="0.745" calcext:value-type="float">
            <text:p>0.74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-0.1338" calcext:value-type="float">
            <text:p>-0.1338</text:p>
          </table:table-cell>
          <table:table-cell office:value-type="float" office:value="2.5114" calcext:value-type="float">
            <text:p>2.5114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7842" calcext:value-type="float">
            <text:p>0.7842</text:p>
          </table:table-cell>
          <table:table-cell office:value-type="float" office:value="0.603" calcext:value-type="float">
            <text:p>0.603</text:p>
          </table:table-cell>
          <table:table-cell office:value-type="float" office:value="2.2764" calcext:value-type="float">
            <text:p>2.2764</text:p>
          </table:table-cell>
          <table:table-cell office:value-type="float" office:value="0.7046" calcext:value-type="float">
            <text:p>0.704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2.6838" calcext:value-type="float">
            <text:p>2.6838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666" calcext:value-type="float">
            <text:p>0.666</text:p>
          </table:table-cell>
          <table:table-cell office:value-type="float" office:value="2.337" calcext:value-type="float">
            <text:p>2.337</text:p>
          </table:table-cell>
          <table:table-cell office:value-type="float" office:value="0.713" calcext:value-type="float">
            <text:p>0.71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5" calcext:value-type="float">
            <text:p>0.65</text:p>
          </table:table-cell>
          <table:table-cell office:value-type="float" office:value="0.91" calcext:value-type="float">
            <text:p>0.91</text:p>
          </table:table-cell>
          <table:table-cell office:value-type="float" office:value="0.1072" calcext:value-type="float">
            <text:p>0.1072</text:p>
          </table:table-cell>
          <table:table-cell office:value-type="float" office:value="2.8004" calcext:value-type="float">
            <text:p>2.8004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9066" calcext:value-type="float">
            <text:p>0.9066</text:p>
          </table:table-cell>
          <table:table-cell office:value-type="float" office:value="0.7488" calcext:value-type="float">
            <text:p>0.7488</text:p>
          </table:table-cell>
          <table:table-cell office:value-type="float" office:value="2.527" calcext:value-type="float">
            <text:p>2.527</text:p>
          </table:table-cell>
          <table:table-cell office:value-type="float" office:value="0.7328" calcext:value-type="float">
            <text:p>0.732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5" calcext:value-type="float">
            <text:p>0.65</text:p>
          </table:table-cell>
          <table:table-cell office:value-type="float" office:value="0.91" calcext:value-type="float">
            <text:p>0.91</text:p>
          </table:table-cell>
          <table:table-cell office:value-type="float" office:value="0.2638" calcext:value-type="float">
            <text:p>0.2638</text:p>
          </table:table-cell>
          <table:table-cell office:value-type="float" office:value="2.8784" calcext:value-type="float">
            <text:p>2.8784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871" calcext:value-type="float">
            <text:p>0.871</text:p>
          </table:table-cell>
          <table:table-cell office:value-type="float" office:value="2.5482" calcext:value-type="float">
            <text:p>2.5482</text:p>
          </table:table-cell>
          <table:table-cell office:value-type="float" office:value="0.7722" calcext:value-type="float">
            <text:p>0.772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1514" calcext:value-type="float">
            <text:p>0.1514</text:p>
          </table:table-cell>
          <table:table-cell office:value-type="float" office:value="2.9832" calcext:value-type="float">
            <text:p>2.9832</text:p>
          </table:table-cell>
          <table:table-cell office:value-type="float" office:value="0.7876" calcext:value-type="float">
            <text:p>0.7876</text:p>
          </table:table-cell>
          <table:table-cell office:value-type="float" office:value="1.083" calcext:value-type="float">
            <text:p>1.083</text:p>
          </table:table-cell>
          <table:table-cell office:value-type="float" office:value="0.7514" calcext:value-type="float">
            <text:p>0.7514</text:p>
          </table:table-cell>
          <table:table-cell office:value-type="float" office:value="2.8394" calcext:value-type="float">
            <text:p>2.8394</text:p>
          </table:table-cell>
          <table:table-cell office:value-type="float" office:value="0.7804" calcext:value-type="float">
            <text:p>0.780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0516" calcext:value-type="float">
            <text:p>0.0516</text:p>
          </table:table-cell>
          <table:table-cell office:value-type="float" office:value="3.118" calcext:value-type="float">
            <text:p>3.118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635" calcext:value-type="float">
            <text:p>0.635</text:p>
          </table:table-cell>
          <table:table-cell office:value-type="float" office:value="2.8694" calcext:value-type="float">
            <text:p>2.8694</text:p>
          </table:table-cell>
          <table:table-cell office:value-type="float" office:value="0.7836" calcext:value-type="float">
            <text:p>0.783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-0.046" calcext:value-type="float">
            <text:p>-0.046</text:p>
          </table:table-cell>
          <table:table-cell office:value-type="float" office:value="3.2484" calcext:value-type="float">
            <text:p>3.2484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5384" calcext:value-type="float">
            <text:p>0.5384</text:p>
          </table:table-cell>
          <table:table-cell office:value-type="float" office:value="2.9682" calcext:value-type="float">
            <text:p>2.9682</text:p>
          </table:table-cell>
          <table:table-cell office:value-type="float" office:value="0.8034" calcext:value-type="float">
            <text:p>0.803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-0.1406" calcext:value-type="float">
            <text:p>-0.1406</text:p>
          </table:table-cell>
          <table:table-cell office:value-type="float" office:value="3.3566" calcext:value-type="float">
            <text:p>3.3566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4246" calcext:value-type="float">
            <text:p>0.4246</text:p>
          </table:table-cell>
          <table:table-cell office:value-type="float" office:value="3.0388" calcext:value-type="float">
            <text:p>3.0388</text:p>
          </table:table-cell>
          <table:table-cell office:value-type="float" office:value="0.7862" calcext:value-type="float">
            <text:p>0.786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6" calcext:value-type="float">
            <text:p>0.66</text:p>
          </table:table-cell>
          <table:table-cell office:value-type="float" office:value="-0.2252" calcext:value-type="float">
            <text:p>-0.2252</text:p>
          </table:table-cell>
          <table:table-cell office:value-type="float" office:value="3.205" calcext:value-type="float">
            <text:p>3.20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2908" calcext:value-type="float">
            <text:p>0.2908</text:p>
          </table:table-cell>
          <table:table-cell office:value-type="float" office:value="2.962" calcext:value-type="float">
            <text:p>2.962</text:p>
          </table:table-cell>
          <table:table-cell office:value-type="float" office:value="0.7662" calcext:value-type="float">
            <text:p>0.766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-0.1668" calcext:value-type="float">
            <text:p>-0.1668</text:p>
          </table:table-cell>
          <table:table-cell office:value-type="float" office:value="2.4966" calcext:value-type="float">
            <text:p>2.4966</text:p>
          </table:table-cell>
          <table:table-cell office:value-type="float" office:value="0.7084" calcext:value-type="float">
            <text:p>0.7084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3274" calcext:value-type="float">
            <text:p>0.3274</text:p>
          </table:table-cell>
          <table:table-cell office:value-type="float" office:value="2.3026" calcext:value-type="float">
            <text:p>2.3026</text:p>
          </table:table-cell>
          <table:table-cell office:value-type="float" office:value="0.6866" calcext:value-type="float">
            <text:p>0.686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-0.1414" calcext:value-type="float">
            <text:p>-0.1414</text:p>
          </table:table-cell>
          <table:table-cell office:value-type="float" office:value="2.4756" calcext:value-type="float">
            <text:p>2.4756</text:p>
          </table:table-cell>
          <table:table-cell office:value-type="float" office:value="0.6754" calcext:value-type="float">
            <text:p>0.6754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3662" calcext:value-type="float">
            <text:p>0.3662</text:p>
          </table:table-cell>
          <table:table-cell office:value-type="float" office:value="2.3064" calcext:value-type="float">
            <text:p>2.3064</text:p>
          </table:table-cell>
          <table:table-cell office:value-type="float" office:value="0.6888" calcext:value-type="float">
            <text:p>0.688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2.6668" calcext:value-type="float">
            <text:p>2.6668</text:p>
          </table:table-cell>
          <table:table-cell office:value-type="float" office:value="0.719" calcext:value-type="float">
            <text:p>0.719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4232" calcext:value-type="float">
            <text:p>0.4232</text:p>
          </table:table-cell>
          <table:table-cell office:value-type="float" office:value="2.4836" calcext:value-type="float">
            <text:p>2.4836</text:p>
          </table:table-cell>
          <table:table-cell office:value-type="float" office:value="0.707" calcext:value-type="float">
            <text:p>0.70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5" calcext:value-type="float">
            <text:p>0.65</text:p>
          </table:table-cell>
          <table:table-cell office:value-type="float" office:value="0.91" calcext:value-type="float">
            <text:p>0.91</text:p>
          </table:table-cell>
          <table:table-cell office:value-type="float" office:value="0.0402" calcext:value-type="float">
            <text:p>0.0402</text:p>
          </table:table-cell>
          <table:table-cell office:value-type="float" office:value="2.8058" calcext:value-type="float">
            <text:p>2.8058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5254" calcext:value-type="float">
            <text:p>0.5254</text:p>
          </table:table-cell>
          <table:table-cell office:value-type="float" office:value="2.6738" calcext:value-type="float">
            <text:p>2.6738</text:p>
          </table:table-cell>
          <table:table-cell office:value-type="float" office:value="0.7522" calcext:value-type="float">
            <text:p>0.752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5" calcext:value-type="float">
            <text:p>0.65</text:p>
          </table:table-cell>
          <table:table-cell office:value-type="float" office:value="0.91" calcext:value-type="float">
            <text:p>0.91</text:p>
          </table:table-cell>
          <table:table-cell office:value-type="float" office:value="0.1686" calcext:value-type="float">
            <text:p>0.1686</text:p>
          </table:table-cell>
          <table:table-cell office:value-type="float" office:value="2.9368" calcext:value-type="float">
            <text:p>2.9368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6298" calcext:value-type="float">
            <text:p>0.6298</text:p>
          </table:table-cell>
          <table:table-cell office:value-type="float" office:value="2.844" calcext:value-type="float">
            <text:p>2.844</text:p>
          </table:table-cell>
          <table:table-cell office:value-type="float" office:value="0.7544" calcext:value-type="float">
            <text:p>0.754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0674" calcext:value-type="float">
            <text:p>0.0674</text:p>
          </table:table-cell>
          <table:table-cell office:value-type="float" office:value="3.0564" calcext:value-type="float">
            <text:p>3.0564</text:p>
          </table:table-cell>
          <table:table-cell office:value-type="float" office:value="0.7988" calcext:value-type="float">
            <text:p>0.7988</text:p>
          </table:table-cell>
          <table:table-cell office:value-type="float" office:value="1.0339" calcext:value-type="float">
            <text:p>1.0339</text:p>
          </table:table-cell>
          <table:table-cell office:value-type="float" office:value="0.495" calcext:value-type="float">
            <text:p>0.495</text:p>
          </table:table-cell>
          <table:table-cell office:value-type="float" office:value="3.083" calcext:value-type="float">
            <text:p>3.083</text:p>
          </table:table-cell>
          <table:table-cell office:value-type="float" office:value="0.7652" calcext:value-type="float">
            <text:p>0.765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-0.037" calcext:value-type="float">
            <text:p>-0.037</text:p>
          </table:table-cell>
          <table:table-cell office:value-type="float" office:value="3.193" calcext:value-type="float">
            <text:p>3.193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4118" calcext:value-type="float">
            <text:p>0.4118</text:p>
          </table:table-cell>
          <table:table-cell office:value-type="float" office:value="3.0834" calcext:value-type="float">
            <text:p>3.0834</text:p>
          </table:table-cell>
          <table:table-cell office:value-type="float" office:value="0.8168" calcext:value-type="float">
            <text:p>0.816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-0.1328" calcext:value-type="float">
            <text:p>-0.1328</text:p>
          </table:table-cell>
          <table:table-cell office:value-type="float" office:value="3.3228" calcext:value-type="float">
            <text:p>3.3228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3382" calcext:value-type="float">
            <text:p>0.3382</text:p>
          </table:table-cell>
          <table:table-cell office:value-type="float" office:value="3.1608" calcext:value-type="float">
            <text:p>3.1608</text:p>
          </table:table-cell>
          <table:table-cell office:value-type="float" office:value="0.8264" calcext:value-type="float">
            <text:p>0.826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-0.2304" calcext:value-type="float">
            <text:p>-0.2304</text:p>
          </table:table-cell>
          <table:table-cell office:value-type="float" office:value="3.4414" calcext:value-type="float">
            <text:p>3.4414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9502" calcext:value-type="float">
            <text:p>0.9502</text:p>
          </table:table-cell>
          <table:table-cell office:value-type="float" office:value="0.2474" calcext:value-type="float">
            <text:p>0.2474</text:p>
          </table:table-cell>
          <table:table-cell office:value-type="float" office:value="3.2868" calcext:value-type="float">
            <text:p>3.2868</text:p>
          </table:table-cell>
          <table:table-cell office:value-type="float" office:value="0.8092" calcext:value-type="float">
            <text:p>0.809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0.66" calcext:value-type="float">
            <text:p>0.66</text:p>
          </table:table-cell>
          <table:table-cell office:value-type="float" office:value="-0.309" calcext:value-type="float">
            <text:p>-0.309</text:p>
          </table:table-cell>
          <table:table-cell office:value-type="float" office:value="3.2668" calcext:value-type="float">
            <text:p>3.2668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1406" calcext:value-type="float">
            <text:p>0.1406</text:p>
          </table:table-cell>
          <table:table-cell office:value-type="float" office:value="3.0892" calcext:value-type="float">
            <text:p>3.0892</text:p>
          </table:table-cell>
          <table:table-cell office:value-type="float" office:value="0.7932" calcext:value-type="float">
            <text:p>0.793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float" office:value="2.5478" calcext:value-type="float">
            <text:p>2.5478</text:p>
          </table:table-cell>
          <table:table-cell office:value-type="float" office:value="0.719" calcext:value-type="float">
            <text:p>0.719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1968" calcext:value-type="float">
            <text:p>0.1968</text:p>
          </table:table-cell>
          <table:table-cell office:value-type="float" office:value="2.4374" calcext:value-type="float">
            <text:p>2.4374</text:p>
          </table:table-cell>
          <table:table-cell office:value-type="float" office:value="0.7062" calcext:value-type="float">
            <text:p>0.706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-0.233" calcext:value-type="float">
            <text:p>-0.233</text:p>
          </table:table-cell>
          <table:table-cell office:value-type="float" office:value="2.5498" calcext:value-type="float">
            <text:p>2.5498</text:p>
          </table:table-cell>
          <table:table-cell office:value-type="float" office:value="0.657" calcext:value-type="float">
            <text:p>0.657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222" calcext:value-type="float">
            <text:p>0.222</text:p>
          </table:table-cell>
          <table:table-cell office:value-type="float" office:value="2.4644" calcext:value-type="float">
            <text:p>2.4644</text:p>
          </table:table-cell>
          <table:table-cell office:value-type="float" office:value="0.6752" calcext:value-type="float">
            <text:p>0.67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-0.1768" calcext:value-type="float">
            <text:p>-0.1768</text:p>
          </table:table-cell>
          <table:table-cell office:value-type="float" office:value="2.7446" calcext:value-type="float">
            <text:p>2.7446</text:p>
          </table:table-cell>
          <table:table-cell office:value-type="float" office:value="0.7062" calcext:value-type="float">
            <text:p>0.7062</text:p>
          </table:table-cell>
          <table:table-cell office:value-type="float" office:value="1.0602" calcext:value-type="float">
            <text:p>1.0602</text:p>
          </table:table-cell>
          <table:table-cell office:value-type="float" office:value="0.2822" calcext:value-type="float">
            <text:p>0.2822</text:p>
          </table:table-cell>
          <table:table-cell office:value-type="float" office:value="2.8218" calcext:value-type="float">
            <text:p>2.8218</text:p>
          </table:table-cell>
          <table:table-cell office:value-type="float" office:value="0.7102" calcext:value-type="float">
            <text:p>0.710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  <table:table-cell office:value-type="float" office:value="0.91" calcext:value-type="float">
            <text:p>0.91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2.889" calcext:value-type="float">
            <text:p>2.889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4232" calcext:value-type="float">
            <text:p>0.4232</text:p>
          </table:table-cell>
          <table:table-cell office:value-type="float" office:value="2.9502" calcext:value-type="float">
            <text:p>2.9502</text:p>
          </table:table-cell>
          <table:table-cell office:value-type="float" office:value="0.791" calcext:value-type="float">
            <text:p>0.79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5" calcext:value-type="float">
            <text:p>0.65</text:p>
          </table:table-cell>
          <table:table-cell office:value-type="float" office:value="0.91" calcext:value-type="float">
            <text:p>0.91</text:p>
          </table:table-cell>
          <table:table-cell office:value-type="float" office:value="0.1118" calcext:value-type="float">
            <text:p>0.1118</text:p>
          </table:table-cell>
          <table:table-cell office:value-type="float" office:value="2.9852" calcext:value-type="float">
            <text:p>2.9852</text:p>
          </table:table-cell>
          <table:table-cell office:value-type="float" office:value="0.8092" calcext:value-type="float">
            <text:p>0.8092</text:p>
          </table:table-cell>
          <table:table-cell office:value-type="float" office:value="1.0224" calcext:value-type="float">
            <text:p>1.0224</text:p>
          </table:table-cell>
          <table:table-cell office:value-type="float" office:value="0.5726" calcext:value-type="float">
            <text:p>0.5726</text:p>
          </table:table-cell>
          <table:table-cell office:value-type="float" office:value="3.185" calcext:value-type="float">
            <text:p>3.185</text:p>
          </table:table-cell>
          <table:table-cell office:value-type="float" office:value="0.7994" calcext:value-type="float">
            <text:p>0.799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012" calcext:value-type="float">
            <text:p>0.012</text:p>
          </table:table-cell>
          <table:table-cell office:value-type="float" office:value="3.1036" calcext:value-type="float">
            <text:p>3.1036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471" calcext:value-type="float">
            <text:p>0.471</text:p>
          </table:table-cell>
          <table:table-cell office:value-type="float" office:value="3.2918" calcext:value-type="float">
            <text:p>3.2918</text:p>
          </table:table-cell>
          <table:table-cell office:value-type="float" office:value="0.7984" calcext:value-type="float">
            <text:p>0.798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-0.0972" calcext:value-type="float">
            <text:p>-0.0972</text:p>
          </table:table-cell>
          <table:table-cell office:value-type="float" office:value="3.2144" calcext:value-type="float">
            <text:p>3.2144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9547" calcext:value-type="float">
            <text:p>0.9547</text:p>
          </table:table-cell>
          <table:table-cell office:value-type="float" office:value="0.4114" calcext:value-type="float">
            <text:p>0.4114</text:p>
          </table:table-cell>
          <table:table-cell office:value-type="float" office:value="3.421" calcext:value-type="float">
            <text:p>3.421</text:p>
          </table:table-cell>
          <table:table-cell office:value-type="float" office:value="0.8404" calcext:value-type="float">
            <text:p>0.840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-0.2174" calcext:value-type="float">
            <text:p>-0.2174</text:p>
          </table:table-cell>
          <table:table-cell office:value-type="float" office:value="3.3428" calcext:value-type="float">
            <text:p>3.3428</text:p>
          </table:table-cell>
          <table:table-cell office:value-type="float" office:value="0.7798" calcext:value-type="float">
            <text:p>0.7798</text:p>
          </table:table-cell>
          <table:table-cell office:value-type="float" office:value="0.997" calcext:value-type="float">
            <text:p>0.997</text:p>
          </table:table-cell>
          <table:table-cell office:value-type="float" office:value="0.3494" calcext:value-type="float">
            <text:p>0.3494</text:p>
          </table:table-cell>
          <table:table-cell office:value-type="float" office:value="3.5748" calcext:value-type="float">
            <text:p>3.5748</text:p>
          </table:table-cell>
          <table:table-cell office:value-type="float" office:value="0.838" calcext:value-type="float">
            <text:p>0.83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-0.3052" calcext:value-type="float">
            <text:p>-0.3052</text:p>
          </table:table-cell>
          <table:table-cell office:value-type="float" office:value="3.4448" calcext:value-type="float">
            <text:p>3.4448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2822" calcext:value-type="float">
            <text:p>0.2822</text:p>
          </table:table-cell>
          <table:table-cell office:value-type="float" office:value="3.6142" calcext:value-type="float">
            <text:p>3.6142</text:p>
          </table:table-cell>
          <table:table-cell office:value-type="float" office:value="0.8328" calcext:value-type="float">
            <text:p>0.832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-0.3766" calcext:value-type="float">
            <text:p>-0.3766</text:p>
          </table:table-cell>
          <table:table-cell office:value-type="float" office:value="3.5492" calcext:value-type="float">
            <text:p>3.5492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2186" calcext:value-type="float">
            <text:p>0.2186</text:p>
          </table:table-cell>
          <table:table-cell office:value-type="float" office:value="3.6822" calcext:value-type="float">
            <text:p>3.6822</text:p>
          </table:table-cell>
          <table:table-cell office:value-type="float" office:value="0.8364" calcext:value-type="float">
            <text:p>0.836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-0.2672" calcext:value-type="float">
            <text:p>-0.2672</text:p>
          </table:table-cell>
          <table:table-cell office:value-type="float" office:value="2.8932" calcext:value-type="float">
            <text:p>2.8932</text:p>
          </table:table-cell>
          <table:table-cell office:value-type="float" office:value="0.7594" calcext:value-type="float">
            <text:p>0.7594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3148" calcext:value-type="float">
            <text:p>0.3148</text:p>
          </table:table-cell>
          <table:table-cell office:value-type="float" office:value="2.9542" calcext:value-type="float">
            <text:p>2.9542</text:p>
          </table:table-cell>
          <table:table-cell office:value-type="float" office:value="0.7462" calcext:value-type="float">
            <text:p>0.74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5" calcext:value-type="float">
            <text:p>0.65</text:p>
          </table:table-cell>
          <table:table-cell office:value-type="float" office:value="0.91" calcext:value-type="float">
            <text:p>0.91</text:p>
          </table:table-cell>
          <table:table-cell office:value-type="float" office:value="-0.1874" calcext:value-type="float">
            <text:p>-0.1874</text:p>
          </table:table-cell>
          <table:table-cell office:value-type="float" office:value="3.069" calcext:value-type="float">
            <text:p>3.069</text:p>
          </table:table-cell>
          <table:table-cell office:value-type="float" office:value="0.7298" calcext:value-type="float">
            <text:p>0.7298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3854" calcext:value-type="float">
            <text:p>0.3854</text:p>
          </table:table-cell>
          <table:table-cell office:value-type="float" office:value="3.0746" calcext:value-type="float">
            <text:p>3.0746</text:p>
          </table:table-cell>
          <table:table-cell office:value-type="float" office:value="0.7206" calcext:value-type="float">
            <text:p>0.720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5" calcext:value-type="float">
            <text:p>0.65</text:p>
          </table:table-cell>
          <table:table-cell office:value-type="float" office:value="0.91" calcext:value-type="float">
            <text:p>0.91</text:p>
          </table:table-cell>
          <table:table-cell office:value-type="float" office:value="-0.1004" calcext:value-type="float">
            <text:p>-0.1004</text:p>
          </table:table-cell>
          <table:table-cell office:value-type="float" office:value="3.2632" calcext:value-type="float">
            <text:p>3.2632</text:p>
          </table:table-cell>
          <table:table-cell office:value-type="float" office:value="0.737" calcext:value-type="float">
            <text:p>0.737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5016" calcext:value-type="float">
            <text:p>0.5016</text:p>
          </table:table-cell>
          <table:table-cell office:value-type="float" office:value="3.2102" calcext:value-type="float">
            <text:p>3.2102</text:p>
          </table:table-cell>
          <table:table-cell office:value-type="float" office:value="0.7662" calcext:value-type="float">
            <text:p>0.766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5" calcext:value-type="float">
            <text:p>0.65</text:p>
          </table:table-cell>
          <table:table-cell office:value-type="float" office:value="0.92" calcext:value-type="float">
            <text:p>0.92</text:p>
          </table:table-cell>
          <table:table-cell office:value-type="float" office:value="0.039" calcext:value-type="float">
            <text:p>0.039</text:p>
          </table:table-cell>
          <table:table-cell office:value-type="float" office:value="3.394" calcext:value-type="float">
            <text:p>3.394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6494" calcext:value-type="float">
            <text:p>0.6494</text:p>
          </table:table-cell>
          <table:table-cell office:value-type="float" office:value="3.3452" calcext:value-type="float">
            <text:p>3.3452</text:p>
          </table:table-cell>
          <table:table-cell office:value-type="float" office:value="0.7978" calcext:value-type="float">
            <text:p>0.797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5" calcext:value-type="float">
            <text:p>0.65</text:p>
          </table:table-cell>
          <table:table-cell office:value-type="float" office:value="0.92" calcext:value-type="float">
            <text:p>0.92</text:p>
          </table:table-cell>
          <table:table-cell office:value-type="float" office:value="0.2018" calcext:value-type="float">
            <text:p>0.2018</text:p>
          </table:table-cell>
          <table:table-cell office:value-type="float" office:value="3.5126" calcext:value-type="float">
            <text:p>3.5126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7798" calcext:value-type="float">
            <text:p>0.7798</text:p>
          </table:table-cell>
          <table:table-cell office:value-type="float" office:value="3.434" calcext:value-type="float">
            <text:p>3.434</text:p>
          </table:table-cell>
          <table:table-cell office:value-type="float" office:value="0.7804" calcext:value-type="float">
            <text:p>0.780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0992" calcext:value-type="float">
            <text:p>0.0992</text:p>
          </table:table-cell>
          <table:table-cell office:value-type="float" office:value="3.6398" calcext:value-type="float">
            <text:p>3.6398</text:p>
          </table:table-cell>
          <table:table-cell office:value-type="float" office:value="0.7974" calcext:value-type="float">
            <text:p>0.7974</text:p>
          </table:table-cell>
          <table:table-cell office:value-type="float" office:value="1.0636" calcext:value-type="float">
            <text:p>1.0636</text:p>
          </table:table-cell>
          <table:table-cell office:value-type="float" office:value="0.6972" calcext:value-type="float">
            <text:p>0.6972</text:p>
          </table:table-cell>
          <table:table-cell office:value-type="float" office:value="3.6804" calcext:value-type="float">
            <text:p>3.6804</text:p>
          </table:table-cell>
          <table:table-cell office:value-type="float" office:value="0.8174" calcext:value-type="float">
            <text:p>0.817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0216" calcext:value-type="float">
            <text:p>0.0216</text:p>
          </table:table-cell>
          <table:table-cell office:value-type="float" office:value="3.737" calcext:value-type="float">
            <text:p>3.737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6362" calcext:value-type="float">
            <text:p>0.6362</text:p>
          </table:table-cell>
          <table:table-cell office:value-type="float" office:value="3.7612" calcext:value-type="float">
            <text:p>3.7612</text:p>
          </table:table-cell>
          <table:table-cell office:value-type="float" office:value="0.839" calcext:value-type="float">
            <text:p>0.83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-0.0584" calcext:value-type="float">
            <text:p>-0.0584</text:p>
          </table:table-cell>
          <table:table-cell office:value-type="float" office:value="3.8414" calcext:value-type="float">
            <text:p>3.8414</text:p>
          </table:table-cell>
          <table:table-cell office:value-type="float" office:value="0.82" calcext:value-type="float">
            <text:p>0.82</text:p>
          </table:table-cell>
          <table:table-cell office:value-type="float" office:value="1.0996" calcext:value-type="float">
            <text:p>1.0996</text:p>
          </table:table-cell>
          <table:table-cell office:value-type="float" office:value="0.5842" calcext:value-type="float">
            <text:p>0.5842</text:p>
          </table:table-cell>
          <table:table-cell office:value-type="float" office:value="4.0188" calcext:value-type="float">
            <text:p>4.0188</text:p>
          </table:table-cell>
          <table:table-cell office:value-type="float" office:value="0.848" calcext:value-type="float">
            <text:p>0.84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-0.1054" calcext:value-type="float">
            <text:p>-0.1054</text:p>
          </table:table-cell>
          <table:table-cell office:value-type="float" office:value="3.9136" calcext:value-type="float">
            <text:p>3.9136</text:p>
          </table:table-cell>
          <table:table-cell office:value-type="float" office:value="0.853" calcext:value-type="float">
            <text:p>0.853</text:p>
          </table:table-cell>
          <table:table-cell office:value-type="float" office:value="0.9878" calcext:value-type="float">
            <text:p>0.9878</text:p>
          </table:table-cell>
          <table:table-cell office:value-type="float" office:value="0.538" calcext:value-type="float">
            <text:p>0.538</text:p>
          </table:table-cell>
          <table:table-cell office:value-type="float" office:value="4.1662" calcext:value-type="float">
            <text:p>4.1662</text:p>
          </table:table-cell>
          <table:table-cell office:value-type="float" office:value="0.8538" calcext:value-type="float">
            <text:p>0.853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-0.16" calcext:value-type="float">
            <text:p>-0.16</text:p>
          </table:table-cell>
          <table:table-cell office:value-type="float" office:value="4.0006" calcext:value-type="float">
            <text:p>4.0006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8491" calcext:value-type="float">
            <text:p>0.8491</text:p>
          </table:table-cell>
          <table:table-cell office:value-type="float" office:value="0.4708" calcext:value-type="float">
            <text:p>0.4708</text:p>
          </table:table-cell>
          <table:table-cell office:value-type="float" office:value="4.2022" calcext:value-type="float">
            <text:p>4.2022</text:p>
          </table:table-cell>
          <table:table-cell office:value-type="float" office:value="0.8328" calcext:value-type="float">
            <text:p>0.832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5" calcext:value-type="float">
            <text:p>0.65</text:p>
          </table:table-cell>
          <table:table-cell office:value-type="float" office:value="0.93" calcext:value-type="float">
            <text:p>0.93</text:p>
          </table:table-cell>
          <table:table-cell office:value-type="float" office:value="0.0294" calcext:value-type="float">
            <text:p>0.0294</text:p>
          </table:table-cell>
          <table:table-cell office:value-type="float" office:value="4.0858" calcext:value-type="float">
            <text:p>4.0858</text:p>
          </table:table-cell>
          <table:table-cell office:value-type="float" office:value="0.8394" calcext:value-type="float">
            <text:p>0.8394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653" calcext:value-type="float">
            <text:p>0.653</text:p>
          </table:table-cell>
          <table:table-cell office:value-type="float" office:value="4.2448" calcext:value-type="float">
            <text:p>4.2448</text:p>
          </table:table-cell>
          <table:table-cell office:value-type="float" office:value="0.8322" calcext:value-type="float">
            <text:p>0.832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5" calcext:value-type="float">
            <text:p>0.65</text:p>
          </table:table-cell>
          <table:table-cell office:value-type="float" office:value="0.93" calcext:value-type="float">
            <text:p>0.93</text:p>
          </table:table-cell>
          <table:table-cell office:value-type="float" office:value="0.2212" calcext:value-type="float">
            <text:p>0.2212</text:p>
          </table:table-cell>
          <table:table-cell office:value-type="float" office:value="4.19" calcext:value-type="float">
            <text:p>4.19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864" calcext:value-type="float">
            <text:p>0.864</text:p>
          </table:table-cell>
          <table:table-cell office:value-type="float" office:value="4.3224" calcext:value-type="float">
            <text:p>4.3224</text:p>
          </table:table-cell>
          <table:table-cell office:value-type="float" office:value="0.861" calcext:value-type="float">
            <text:p>0.86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5" calcext:value-type="float">
            <text:p>0.65</text:p>
          </table:table-cell>
          <table:table-cell office:value-type="float" office:value="0.93" calcext:value-type="float">
            <text:p>0.93</text:p>
          </table:table-cell>
          <table:table-cell office:value-type="float" office:value="0.4126" calcext:value-type="float">
            <text:p>0.4126</text:p>
          </table:table-cell>
          <table:table-cell office:value-type="float" office:value="4.2702" calcext:value-type="float">
            <text:p>4.2702</text:p>
          </table:table-cell>
          <table:table-cell office:value-type="float" office:value="0.8414" calcext:value-type="float">
            <text:p>0.8414</text:p>
          </table:table-cell>
          <table:table-cell office:value-type="float" office:value="1.0007" calcext:value-type="float">
            <text:p>1.0007</text:p>
          </table:table-cell>
          <table:table-cell office:value-type="float" office:value="1.0738" calcext:value-type="float">
            <text:p>1.0738</text:p>
          </table:table-cell>
          <table:table-cell office:value-type="float" office:value="4.4364" calcext:value-type="float">
            <text:p>4.4364</text:p>
          </table:table-cell>
          <table:table-cell office:value-type="float" office:value="0.8598" calcext:value-type="float">
            <text:p>0.859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5" calcext:value-type="float">
            <text:p>0.65</text:p>
          </table:table-cell>
          <table:table-cell office:value-type="float" office:value="0.93" calcext:value-type="float">
            <text:p>0.93</text:p>
          </table:table-cell>
          <table:table-cell office:value-type="float" office:value="0.6224" calcext:value-type="float">
            <text:p>0.6224</text:p>
          </table:table-cell>
          <table:table-cell office:value-type="float" office:value="4.3382" calcext:value-type="float">
            <text:p>4.3382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9197" calcext:value-type="float">
            <text:p>0.9197</text:p>
          </table:table-cell>
          <table:table-cell office:value-type="float" office:value="1.2768" calcext:value-type="float">
            <text:p>1.2768</text:p>
          </table:table-cell>
          <table:table-cell office:value-type="float" office:value="4.5092" calcext:value-type="float">
            <text:p>4.5092</text:p>
          </table:table-cell>
          <table:table-cell office:value-type="float" office:value="0.853" calcext:value-type="float">
            <text:p>0.85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5" calcext:value-type="float">
            <text:p>0.65</text:p>
          </table:table-cell>
          <table:table-cell office:value-type="float" office:value="0.94" calcext:value-type="float">
            <text:p>0.94</text:p>
          </table:table-cell>
          <table:table-cell office:value-type="float" office:value="0.8352" calcext:value-type="float">
            <text:p>0.8352</text:p>
          </table:table-cell>
          <table:table-cell office:value-type="float" office:value="4.4228" calcext:value-type="float">
            <text:p>4.4228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918" calcext:value-type="float">
            <text:p>0.918</text:p>
          </table:table-cell>
          <table:table-cell office:value-type="float" office:value="1.4814" calcext:value-type="float">
            <text:p>1.4814</text:p>
          </table:table-cell>
          <table:table-cell office:value-type="float" office:value="4.5688" calcext:value-type="float">
            <text:p>4.5688</text:p>
          </table:table-cell>
          <table:table-cell office:value-type="float" office:value="0.8546" calcext:value-type="float">
            <text:p>0.854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.9</text:p>
          </table:table-cell>
          <table:table-cell office:value-type="float" office:value="0.67" calcext:value-type="float">
            <text:p>0.67</text:p>
          </table:table-cell>
          <table:table-cell office:value-type="float" office:value="0.787" calcext:value-type="float">
            <text:p>0.787</text:p>
          </table:table-cell>
          <table:table-cell office:value-type="float" office:value="4.269" calcext:value-type="float">
            <text:p>4.269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7433" calcext:value-type="float">
            <text:p>0.7433</text:p>
          </table:table-cell>
          <table:table-cell office:value-type="float" office:value="1.4288" calcext:value-type="float">
            <text:p>1.4288</text:p>
          </table:table-cell>
          <table:table-cell office:value-type="float" office:value="4.4742" calcext:value-type="float">
            <text:p>4.4742</text:p>
          </table:table-cell>
          <table:table-cell office:value-type="float" office:value="0.8474" calcext:value-type="float">
            <text:p>0.847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6518" calcext:value-type="float">
            <text:p>0.6518</text:p>
          </table:table-cell>
          <table:table-cell office:value-type="float" office:value="3.5042" calcext:value-type="float">
            <text:p>3.5042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1124" calcext:value-type="float">
            <text:p>0.1124</text:p>
          </table:table-cell>
          <table:table-cell office:value-type="float" office:value="1.322" calcext:value-type="float">
            <text:p>1.322</text:p>
          </table:table-cell>
          <table:table-cell office:value-type="float" office:value="3.798" calcext:value-type="float">
            <text:p>3.798</text:p>
          </table:table-cell>
          <table:table-cell office:value-type="float" office:value="0.7932" calcext:value-type="float">
            <text:p>0.793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4014" calcext:value-type="float">
            <text:p>0.4014</text:p>
          </table:table-cell>
          <table:table-cell office:value-type="float" office:value="2.8546" calcext:value-type="float">
            <text:p>2.8546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1228" calcext:value-type="float">
            <text:p>0.1228</text:p>
          </table:table-cell>
          <table:table-cell office:value-type="float" office:value="1.1172" calcext:value-type="float">
            <text:p>1.1172</text:p>
          </table:table-cell>
          <table:table-cell office:value-type="float" office:value="3.2244" calcext:value-type="float">
            <text:p>3.2244</text:p>
          </table:table-cell>
          <table:table-cell office:value-type="float" office:value="0.6952" calcext:value-type="float">
            <text:p>0.695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426" calcext:value-type="float">
            <text:p>0.0426</text:p>
          </table:table-cell>
          <table:table-cell office:value-type="float" office:value="2.3134" calcext:value-type="float">
            <text:p>2.3134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8198" calcext:value-type="float">
            <text:p>0.8198</text:p>
          </table:table-cell>
          <table:table-cell office:value-type="float" office:value="2.7196" calcext:value-type="float">
            <text:p>2.7196</text:p>
          </table:table-cell>
          <table:table-cell office:value-type="float" office:value="0.6026" calcext:value-type="float">
            <text:p>0.602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404" calcext:value-type="float">
            <text:p>-0.404</text:p>
          </table:table-cell>
          <table:table-cell office:value-type="float" office:value="1.86" calcext:value-type="float">
            <text:p>1.86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4536" calcext:value-type="float">
            <text:p>0.4536</text:p>
          </table:table-cell>
          <table:table-cell office:value-type="float" office:value="2.2652" calcext:value-type="float">
            <text:p>2.2652</text:p>
          </table:table-cell>
          <table:table-cell office:value-type="float" office:value="0.5338" calcext:value-type="float">
            <text:p>0.533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262" calcext:value-type="float">
            <text:p>-0.9262</text:p>
          </table:table-cell>
          <table:table-cell office:value-type="float" office:value="1.4822" calcext:value-type="float">
            <text:p>1.4822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09" calcext:value-type="float">
            <text:p>0.09</text:p>
          </table:table-cell>
          <table:table-cell office:value-type="float" office:value="0.023" calcext:value-type="float">
            <text:p>0.023</text:p>
          </table:table-cell>
          <table:table-cell office:value-type="float" office:value="1.8874" calcext:value-type="float">
            <text:p>1.8874</text:p>
          </table:table-cell>
          <table:table-cell office:value-type="float" office:value="0.4694" calcext:value-type="float">
            <text:p>0.469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278" calcext:value-type="float">
            <text:p>-0.6278</text:p>
          </table:table-cell>
          <table:table-cell office:value-type="float" office:value="1.1838" calcext:value-type="float">
            <text:p>1.1838</text:p>
          </table:table-cell>
          <table:table-cell office:value-type="float" office:value="0.2984" calcext:value-type="float">
            <text:p>0.2984</text:p>
          </table:table-cell>
          <table:table-cell office:value-type="float" office:value="0" calcext:value-type="float">
            <text:p>0</text:p>
          </table:table-cell>
          <table:table-cell office:value-type="float" office:value="0.4028" calcext:value-type="float">
            <text:p>0.4028</text:p>
          </table:table-cell>
          <table:table-cell office:value-type="float" office:value="1.5076" calcext:value-type="float">
            <text:p>1.5076</text:p>
          </table:table-cell>
          <table:table-cell office:value-type="float" office:value="0.3798" calcext:value-type="float">
            <text:p>0.3798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76" calcext:value-type="float">
            <text:p>-0.3876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2402" calcext:value-type="float">
            <text:p>0.2402</text:p>
          </table:table-cell>
          <table:table-cell office:value-type="float" office:value="0" calcext:value-type="float">
            <text:p>0</text:p>
          </table:table-cell>
          <table:table-cell office:value-type="float" office:value="0.7172" calcext:value-type="float">
            <text:p>0.7172</text:p>
          </table:table-cell>
          <table:table-cell office:value-type="float" office:value="1.1932" calcext:value-type="float">
            <text:p>1.1932</text:p>
          </table:table-cell>
          <table:table-cell office:value-type="float" office:value="0.3144" calcext:value-type="float">
            <text:p>0.314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98" calcext:value-type="float">
            <text:p>-0.1798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2078" calcext:value-type="float">
            <text:p>0.2078</text:p>
          </table:table-cell>
          <table:table-cell office:value-type="float" office:value="0" calcext:value-type="float">
            <text:p>0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254" calcext:value-type="float">
            <text:p>0.25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1.1798" calcext:value-type="float">
            <text:p>1.1798</text:p>
          </table:table-cell>
          <table:table-cell office:value-type="float" office:value="0.7306" calcext:value-type="float">
            <text:p>0.7306</text:p>
          </table:table-cell>
          <table:table-cell office:value-type="float" office:value="0.2086" calcext:value-type="float">
            <text:p>0.20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449" calcext:value-type="float">
            <text:p>0.449</text:p>
          </table:table-cell>
          <table:table-cell office:value-type="float" office:value="0.1248" calcext:value-type="float">
            <text:p>0.1248</text:p>
          </table:table-cell>
          <table:table-cell office:value-type="float" office:value="0" calcext:value-type="float">
            <text:p>0</text:p>
          </table:table-cell>
          <table:table-cell office:value-type="float" office:value="1.342" calcext:value-type="float">
            <text:p>1.342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1622" calcext:value-type="float">
            <text:p>0.162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0954" calcext:value-type="float">
            <text:p>0.0954</text:p>
          </table:table-cell>
          <table:table-cell office:value-type="float" office:value="0" calcext:value-type="float">
            <text:p>0</text:p>
          </table:table-cell>
          <table:table-cell office:value-type="float" office:value="1.4668" calcext:value-type="float">
            <text:p>1.4668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1248" calcext:value-type="float">
            <text:p>0.124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0732" calcext:value-type="float">
            <text:p>0.0732</text:p>
          </table:table-cell>
          <table:table-cell office:value-type="float" office:value="0" calcext:value-type="float">
            <text:p>0</text:p>
          </table:table-cell>
          <table:table-cell office:value-type="float" office:value="1.5716" calcext:value-type="float">
            <text:p>1.5716</text:p>
          </table:table-cell>
          <table:table-cell office:value-type="float" office:value="0.3388" calcext:value-type="float">
            <text:p>0.3388</text:p>
          </table:table-cell>
          <table:table-cell office:value-type="float" office:value="0.1048" calcext:value-type="float">
            <text:p>0.104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0646" calcext:value-type="float">
            <text:p>0.0646</text:p>
          </table:table-cell>
          <table:table-cell office:value-type="float" office:value="0" calcext:value-type="float">
            <text:p>0</text:p>
          </table:table-cell>
          <table:table-cell office:value-type="float" office:value="1.6444" calcext:value-type="float">
            <text:p>1.6444</text:p>
          </table:table-cell>
          <table:table-cell office:value-type="float" office:value="0.266" calcext:value-type="float">
            <text:p>0.266</text:p>
          </table:table-cell>
          <table:table-cell office:value-type="float" office:value="0.0728" calcext:value-type="float">
            <text:p>0.072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528" calcext:value-type="float">
            <text:p>0.0528</text:p>
          </table:table-cell>
          <table:table-cell office:value-type="float" office:value="0" calcext:value-type="float">
            <text:p>0</text:p>
          </table:table-cell>
          <table:table-cell office:value-type="float" office:value="1.7044" calcext:value-type="float">
            <text:p>1.7044</text:p>
          </table:table-cell>
          <table:table-cell office:value-type="float" office:value="0.206" calcext:value-type="float">
            <text:p>0.206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0358" calcext:value-type="float">
            <text:p>0.0358</text:p>
          </table:table-cell>
          <table:table-cell office:value-type="float" office:value="0" calcext:value-type="float">
            <text:p>0</text:p>
          </table:table-cell>
          <table:table-cell office:value-type="float" office:value="1.754" calcext:value-type="float">
            <text:p>1.754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496" calcext:value-type="float">
            <text:p>0.049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308" calcext:value-type="float">
            <text:p>0.0308</text:p>
          </table:table-cell>
          <table:table-cell office:value-type="float" office:value="0" calcext:value-type="float">
            <text:p>0</text:p>
          </table:table-cell>
          <table:table-cell office:value-type="float" office:value="1.788" calcext:value-type="float">
            <text:p>1.788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034" calcext:value-type="float">
            <text:p>0.034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232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32" calcext:value-type="float">
            <text:p>0.03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186" calcext:value-type="float">
            <text:p>0.0186</text:p>
          </table:table-cell>
          <table:table-cell office:value-type="float" office:value="0" calcext:value-type="float">
            <text:p>0</text:p>
          </table:table-cell>
          <table:table-cell office:value-type="float" office:value="1.8456" calcext:value-type="float">
            <text:p>1.8456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256" calcext:value-type="float">
            <text:p>0.025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124" calcext:value-type="float">
            <text:p>0.0124</text:p>
          </table:table-cell>
          <table:table-cell office:value-type="float" office:value="0" calcext:value-type="float">
            <text:p>0</text:p>
          </table:table-cell>
          <table:table-cell office:value-type="float" office:value="1.8614" calcext:value-type="float">
            <text:p>1.861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58" calcext:value-type="float">
            <text:p>0.015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1.873" calcext:value-type="float">
            <text:p>1.873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116" calcext:value-type="float">
            <text:p>0.011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.8832" calcext:value-type="float">
            <text:p>1.8832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02" calcext:value-type="float">
            <text:p>0.010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  <table:table-cell office:value-type="float" office:value="1.8898" calcext:value-type="float">
            <text:p>1.889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0.01" calcext:value-type="float">
            <text:p>0.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0" calcext:value-type="float">
            <text:p>0</text:p>
          </table:table-cell>
          <table:table-cell office:value-type="float" office:value="1.896" calcext:value-type="float">
            <text:p>1.89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62" calcext:value-type="float">
            <text:p>0.006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9" calcext:value-type="float">
            <text:p>0.54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.9002" calcext:value-type="float">
            <text:p>1.900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42" calcext:value-type="float">
            <text:p>0.0042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1" calcext:value-type="float">
            <text:p>0.55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.9052" calcext:value-type="float">
            <text:p>1.905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fo:margin-top="34.55pt" fo:margin-bottom="40.31pt" fo:margin-left="31.69pt" fo:margin-right="48.9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3:41:19.608928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3:00:49.286591810</meta:creation-date>
    <dc:date>2018-10-18T13:43:05.279079464</dc:date>
    <meta:editing-duration>PT6H28M28S</meta:editing-duration>
    <meta:editing-cycles>37</meta:editing-cycles>
    <meta:generator>LibreOffice/6.1.2.1$Linux_X86_64 LibreOffice_project/10$Build-1</meta:generator>
    <meta:print-date>2018-05-02T10:45:29.477423457</meta:print-date>
    <meta:document-statistic meta:table-count="1" meta:cell-count="10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74cm" xlink:href=".." xlink:type="simple" chart:class="chart:line" chart:style-name="ch1">
        <chart:legend chart:legend-position="end" svg:x="12.382cm" svg:y="3.69cm" style:legend-expansion="high" chart:style-name="ch2"/>
        <chart:plot-area chart:style-name="ch3" table:cell-range-address="Sheet1.B5:Sheet1.C106 Sheet1.G5:Sheet1.G106" chart:data-source-has-labels="row" svg:x="0.32cm" svg:y="0.179cm" svg:width="11.742cm" svg:height="8.616cm">
          <chartooo:coordinate-region svg:x="1.1cm" svg:y="0.379cm" svg:width="10.962cm" svg:height="7.5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C6:Sheet1.C106" chart:label-cell-address="Sheet1.C5:Sheet1.C5" chart:class="chart:line">
            <chart:data-point chart:repeated="101"/>
          </chart:series>
          <chart:series chart:style-name="ch8" chart:values-cell-range-address="Sheet1.G6:Sheet1.G106" chart:label-cell-address="Sheet1.G5:Sheet1.G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lambda</text:p>
                <draw:g>
                  <svg:desc>Sheet1.C5:Sheet1.C5</svg:desc>
                </draw:g>
              </table:table-cell>
              <table:table-cell office:value-type="string">
                <text:p>SPSA lambda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C6:Sheet1.C106</svg:desc>
                </draw:g>
              </table:table-cell>
              <table:table-cell office:value-type="float" office:value="0.0118">
                <text:p>0.0118</text:p>
                <draw:g>
                  <svg:desc>Sheet1.G6:Sheet1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3">
                <text:p>0.1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25">
                <text:p>0.0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64">
                <text:p>0.1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71">
                <text:p>0.1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16">
                <text:p>0.2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66">
                <text:p>0.2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.6212">
                <text:p>0.6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6254">
                <text:p>0.6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">
                <text:p>0.65</text:p>
              </table:table-cell>
              <table:table-cell office:value-type="float" office:value="0.78">
                <text:p>0.78</text:p>
              </table:table-cell>
              <table:table-cell office:value-type="float" office:value="0.8542">
                <text:p>0.8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">
                <text:p>0.65</text:p>
              </table:table-cell>
              <table:table-cell office:value-type="float" office:value="0.82">
                <text:p>0.82</text:p>
              </table:table-cell>
              <table:table-cell office:value-type="float" office:value="0.6696">
                <text:p>0.6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">
                <text:p>0.65</text:p>
              </table:table-cell>
              <table:table-cell office:value-type="float" office:value="0.84">
                <text:p>0.84</text:p>
              </table:table-cell>
              <table:table-cell office:value-type="float" office:value="0.8374">
                <text:p>0.8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">
                <text:p>0.65</text:p>
              </table:table-cell>
              <table:table-cell office:value-type="float" office:value="0.85">
                <text:p>0.85</text:p>
              </table:table-cell>
              <table:table-cell office:value-type="float" office:value="0.7513">
                <text:p>0.75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">
                <text:p>0.65</text:p>
              </table:table-cell>
              <table:table-cell office:value-type="float" office:value="0.87">
                <text:p>0.87</text:p>
              </table:table-cell>
              <table:table-cell office:value-type="float" office:value="0.8681">
                <text:p>0.8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0.88">
                <text:p>0.88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88">
                <text:p>0.88</text:p>
              </table:table-cell>
              <table:table-cell office:value-type="float" office:value="0.7259">
                <text:p>0.7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241">
                <text:p>0.8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876">
                <text:p>0.8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914">
                <text:p>0.9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">
                <text:p>0.65</text:p>
              </table:table-cell>
              <table:table-cell office:value-type="float" office:value="0.56">
                <text:p>0.56</text:p>
              </table:table-cell>
              <table:table-cell office:value-type="float" office:value="0.5307">
                <text:p>0.53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5">
                <text:p>0.65</text:p>
              </table:table-cell>
              <table:table-cell office:value-type="float" office:value="0.9">
                <text:p>0.9</text:p>
              </table:table-cell>
              <table:table-cell office:value-type="float" office:value="0.7842">
                <text:p>0.78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">
                <text:p>0.65</text:p>
              </table:table-cell>
              <table:table-cell office:value-type="float" office:value="0.9">
                <text:p>0.9</text:p>
              </table:table-cell>
              <table:table-cell office:value-type="float" office:value="0.7791">
                <text:p>0.77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">
                <text:p>0.65</text:p>
              </table:table-cell>
              <table:table-cell office:value-type="float" office:value="0.91">
                <text:p>0.91</text:p>
              </table:table-cell>
              <table:table-cell office:value-type="float" office:value="0.9066">
                <text:p>0.9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">
                <text:p>0.65</text:p>
              </table:table-cell>
              <table:table-cell office:value-type="float" office:value="0.91">
                <text:p>0.91</text:p>
              </table:table-cell>
              <table:table-cell office:value-type="float" office:value="0.7864">
                <text:p>0.7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8081">
                <text:p>0.8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9098">
                <text:p>0.9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8669">
                <text:p>0.86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0.66">
                <text:p>0.66</text:p>
              </table:table-cell>
              <table:table-cell office:value-type="float" office:value="0.6899">
                <text:p>0.68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5">
                <text:p>0.65</text:p>
              </table:table-cell>
              <table:table-cell office:value-type="float" office:value="0.67">
                <text:p>0.67</text:p>
              </table:table-cell>
              <table:table-cell office:value-type="float" office:value="0.6845">
                <text:p>0.68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">
                <text:p>0.65</text:p>
              </table:table-cell>
              <table:table-cell office:value-type="float" office:value="0.9">
                <text:p>0.9</text:p>
              </table:table-cell>
              <table:table-cell office:value-type="float" office:value="0.8733">
                <text:p>0.87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5">
                <text:p>0.65</text:p>
              </table:table-cell>
              <table:table-cell office:value-type="float" office:value="0.91">
                <text:p>0.91</text:p>
              </table:table-cell>
              <table:table-cell office:value-type="float" office:value="0.9181">
                <text:p>0.91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5">
                <text:p>0.65</text:p>
              </table:table-cell>
              <table:table-cell office:value-type="float" office:value="0.91">
                <text:p>0.91</text:p>
              </table:table-cell>
              <table:table-cell office:value-type="float" office:value="0.9195">
                <text:p>0.9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1.0339">
                <text:p>1.03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8226">
                <text:p>0.8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9087">
                <text:p>0.9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9502">
                <text:p>0.95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0.66">
                <text:p>0.66</text:p>
              </table:table-cell>
              <table:table-cell office:value-type="float" office:value="0.5968">
                <text:p>0.5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566">
                <text:p>0.05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5">
                <text:p>0.65</text:p>
              </table:table-cell>
              <table:table-cell office:value-type="float" office:value="0.67">
                <text:p>0.67</text:p>
              </table:table-cell>
              <table:table-cell office:value-type="float" office:value="0.6982">
                <text:p>0.6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">
                <text:p>0.65</text:p>
              </table:table-cell>
              <table:table-cell office:value-type="float" office:value="0.9">
                <text:p>0.9</text:p>
              </table:table-cell>
              <table:table-cell office:value-type="float" office:value="1.0602">
                <text:p>1.0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5">
                <text:p>0.65</text:p>
              </table:table-cell>
              <table:table-cell office:value-type="float" office:value="0.91">
                <text:p>0.91</text:p>
              </table:table-cell>
              <table:table-cell office:value-type="float" office:value="0.9274">
                <text:p>0.92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">
                <text:p>0.65</text:p>
              </table:table-cell>
              <table:table-cell office:value-type="float" office:value="0.91">
                <text:p>0.91</text:p>
              </table:table-cell>
              <table:table-cell office:value-type="float" office:value="1.0224">
                <text:p>1.02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9272">
                <text:p>0.92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9547">
                <text:p>0.95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8758">
                <text:p>0.87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8986">
                <text:p>0.89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">
                <text:p>0.65</text:p>
              </table:table-cell>
              <table:table-cell office:value-type="float" office:value="0.11">
                <text:p>0.11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5">
                <text:p>0.65</text:p>
              </table:table-cell>
              <table:table-cell office:value-type="float" office:value="0.91">
                <text:p>0.91</text:p>
              </table:table-cell>
              <table:table-cell office:value-type="float" office:value="0.8252">
                <text:p>0.82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5">
                <text:p>0.65</text:p>
              </table:table-cell>
              <table:table-cell office:value-type="float" office:value="0.91">
                <text:p>0.91</text:p>
              </table:table-cell>
              <table:table-cell office:value-type="float" office:value="0.9068">
                <text:p>0.90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">
                <text:p>0.65</text:p>
              </table:table-cell>
              <table:table-cell office:value-type="float" office:value="0.92">
                <text:p>0.92</text:p>
              </table:table-cell>
              <table:table-cell office:value-type="float" office:value="0.9253">
                <text:p>0.9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92">
                <text:p>0.92</text:p>
              </table:table-cell>
              <table:table-cell office:value-type="float" office:value="0.8814">
                <text:p>0.88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1.0636">
                <text:p>1.06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9308">
                <text:p>0.9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  <table:table-cell office:value-type="float" office:value="1.0996">
                <text:p>1.09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  <table:table-cell office:value-type="float" office:value="0.9878">
                <text:p>0.98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  <table:table-cell office:value-type="float" office:value="0.8491">
                <text:p>0.84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5">
                <text:p>0.65</text:p>
              </table:table-cell>
              <table:table-cell office:value-type="float" office:value="0.93">
                <text:p>0.93</text:p>
              </table:table-cell>
              <table:table-cell office:value-type="float" office:value="0.8859">
                <text:p>0.8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5">
                <text:p>0.65</text:p>
              </table:table-cell>
              <table:table-cell office:value-type="float" office:value="0.93">
                <text:p>0.93</text:p>
              </table:table-cell>
              <table:table-cell office:value-type="float" office:value="0.9347">
                <text:p>0.93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">
                <text:p>0.65</text:p>
              </table:table-cell>
              <table:table-cell office:value-type="float" office:value="0.93">
                <text:p>0.93</text:p>
              </table:table-cell>
              <table:table-cell office:value-type="float" office:value="1.0007">
                <text:p>1.00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5">
                <text:p>0.65</text:p>
              </table:table-cell>
              <table:table-cell office:value-type="float" office:value="0.93">
                <text:p>0.93</text:p>
              </table:table-cell>
              <table:table-cell office:value-type="float" office:value="0.9197">
                <text:p>0.91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">
                <text:p>0.65</text:p>
              </table:table-cell>
              <table:table-cell office:value-type="float" office:value="0.94">
                <text:p>0.94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0.67">
                <text:p>0.67</text:p>
              </table:table-cell>
              <table:table-cell office:value-type="float" office:value="0.7433">
                <text:p>0.74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1124">
                <text:p>0.1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1228">
                <text:p>0.12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979">
                <text:p>0.0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74cm" xlink:href=".." xlink:type="simple" chart:class="chart:line" chart:style-name="ch1">
        <chart:legend chart:legend-position="end" svg:x="13.121cm" svg:y="3.69cm" style:legend-expansion="high" chart:style-name="ch2"/>
        <chart:plot-area chart:style-name="ch3" table:cell-range-address="Sheet1.B5:Sheet1.B106 Sheet1.D5:Sheet1.D106 Sheet1.H5:Sheet1.H106" chart:data-source-has-labels="row" svg:x="0.32cm" svg:y="0.179cm" svg:width="12.481cm" svg:height="8.616cm">
          <chartooo:coordinate-region svg:x="1.232cm" svg:y="0.378cm" svg:width="11.428cm" svg:height="8.2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D6:Sheet1.D106" chart:label-cell-address="Sheet1.D5:Sheet1.D5" chart:class="chart:line">
            <chart:data-point chart:repeated="101"/>
          </chart:series>
          <chart:series chart:style-name="ch8" chart:values-cell-range-address="Sheet1.H6:Sheet1.H106" chart:label-cell-address="Sheet1.H5:Sheet1.H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FGI</text:p>
                <draw:g>
                  <svg:desc>Sheet1.D5:Sheet1.D5</svg:desc>
                </draw:g>
              </table:table-cell>
              <table:table-cell office:value-type="string">
                <text:p>SPSA FGI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D6:Sheet1.D106</svg:desc>
                </draw:g>
              </table:table-cell>
              <table:table-cell office:value-type="float" office:value="0.0044">
                <text:p>0.0044</text:p>
                <draw:g>
                  <svg:desc>Sheet1.H6:Sheet1.H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06">
                <text:p>0.1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38">
                <text:p>0.1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84">
                <text:p>0.2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48">
                <text:p>0.2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54">
                <text:p>0.30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82">
                <text:p>0.3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44">
                <text:p>0.3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96">
                <text:p>0.6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752">
                <text:p>0.8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1.0078">
                <text:p>1.0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2764">
                <text:p>0.2764</text:p>
              </table:table-cell>
              <table:table-cell office:value-type="float" office:value="1.2602">
                <text:p>1.2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6946">
                <text:p>0.6946</text:p>
              </table:table-cell>
              <table:table-cell office:value-type="float" office:value="1.682">
                <text:p>1.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">
                <text:p>0.65</text:p>
              </table:table-cell>
              <table:table-cell office:value-type="float" office:value="0.5554">
                <text:p>0.5554</text:p>
              </table:table-cell>
              <table:table-cell office:value-type="float" office:value="1.5474">
                <text:p>1.5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">
                <text:p>0.65</text:p>
              </table:table-cell>
              <table:table-cell office:value-type="float" office:value="0.487">
                <text:p>0.487</text:p>
              </table:table-cell>
              <table:table-cell office:value-type="float" office:value="1.4698">
                <text:p>1.4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">
                <text:p>0.65</text:p>
              </table:table-cell>
              <table:table-cell office:value-type="float" office:value="0.4822">
                <text:p>0.4822</text:p>
              </table:table-cell>
              <table:table-cell office:value-type="float" office:value="1.4268">
                <text:p>1.42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">
                <text:p>0.65</text:p>
              </table:table-cell>
              <table:table-cell office:value-type="float" office:value="0.4852">
                <text:p>0.4852</text:p>
              </table:table-cell>
              <table:table-cell office:value-type="float" office:value="1.4116">
                <text:p>1.4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">
                <text:p>0.65</text:p>
              </table:table-cell>
              <table:table-cell office:value-type="float" office:value="0.5218">
                <text:p>0.5218</text:p>
              </table:table-cell>
              <table:table-cell office:value-type="float" office:value="1.4468">
                <text:p>1.4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0.3356">
                <text:p>0.3356</text:p>
              </table:table-cell>
              <table:table-cell office:value-type="float" office:value="1.2338">
                <text:p>1.2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1574">
                <text:p>0.1574</text:p>
              </table:table-cell>
              <table:table-cell office:value-type="float" office:value="1.0128">
                <text:p>1.0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-0.0012">
                <text:p>-0.0012</text:p>
              </table:table-cell>
              <table:table-cell office:value-type="float" office:value="0.8062">
                <text:p>0.8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">
                <text:p>0.9</text:p>
              </table:table-cell>
              <table:table-cell office:value-type="float" office:value="-0.154">
                <text:p>-0.154</text:p>
              </table:table-cell>
              <table:table-cell office:value-type="float" office:value="0.6216">
                <text:p>0.6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  <table:table-cell office:value-type="float" office:value="-0.3112">
                <text:p>-0.3112</text:p>
              </table:table-cell>
              <table:table-cell office:value-type="float" office:value="0.4534">
                <text:p>0.4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">
                <text:p>0.65</text:p>
              </table:table-cell>
              <table:table-cell office:value-type="float" office:value="-0.2196">
                <text:p>-0.2196</text:p>
              </table:table-cell>
              <table:table-cell office:value-type="float" office:value="0.5484">
                <text:p>0.5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5">
                <text:p>0.65</text:p>
              </table:table-cell>
              <table:table-cell office:value-type="float" office:value="-0.1338">
                <text:p>-0.1338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">
                <text:p>0.65</text:p>
              </table:table-cell>
              <table:table-cell office:value-type="float" office:value="-0.0286">
                <text:p>-0.0286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">
                <text:p>0.65</text:p>
              </table:table-cell>
              <table:table-cell office:value-type="float" office:value="0.1072">
                <text:p>0.1072</text:p>
              </table:table-cell>
              <table:table-cell office:value-type="float" office:value="0.7488">
                <text:p>0.74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">
                <text:p>0.65</text:p>
              </table:table-cell>
              <table:table-cell office:value-type="float" office:value="0.2638">
                <text:p>0.2638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0.1514">
                <text:p>0.1514</text:p>
              </table:table-cell>
              <table:table-cell office:value-type="float" office:value="0.7514">
                <text:p>0.75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0516">
                <text:p>0.0516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-0.046">
                <text:p>-0.046</text:p>
              </table:table-cell>
              <table:table-cell office:value-type="float" office:value="0.5384">
                <text:p>0.53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">
                <text:p>0.9</text:p>
              </table:table-cell>
              <table:table-cell office:value-type="float" office:value="-0.1406">
                <text:p>-0.1406</text:p>
              </table:table-cell>
              <table:table-cell office:value-type="float" office:value="0.4246">
                <text:p>0.42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-0.2252">
                <text:p>-0.2252</text:p>
              </table:table-cell>
              <table:table-cell office:value-type="float" office:value="0.2908">
                <text:p>0.2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-0.1668">
                <text:p>-0.1668</text:p>
              </table:table-cell>
              <table:table-cell office:value-type="float" office:value="0.3274">
                <text:p>0.3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5">
                <text:p>0.65</text:p>
              </table:table-cell>
              <table:table-cell office:value-type="float" office:value="-0.1414">
                <text:p>-0.1414</text:p>
              </table:table-cell>
              <table:table-cell office:value-type="float" office:value="0.3662">
                <text:p>0.3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">
                <text:p>0.65</text:p>
              </table:table-cell>
              <table:table-cell office:value-type="float" office:value="-0.0724">
                <text:p>-0.0724</text:p>
              </table:table-cell>
              <table:table-cell office:value-type="float" office:value="0.4232">
                <text:p>0.4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5">
                <text:p>0.65</text:p>
              </table:table-cell>
              <table:table-cell office:value-type="float" office:value="0.0402">
                <text:p>0.0402</text:p>
              </table:table-cell>
              <table:table-cell office:value-type="float" office:value="0.5254">
                <text:p>0.5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5">
                <text:p>0.65</text:p>
              </table:table-cell>
              <table:table-cell office:value-type="float" office:value="0.1686">
                <text:p>0.1686</text:p>
              </table:table-cell>
              <table:table-cell office:value-type="float" office:value="0.6298">
                <text:p>0.62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0674">
                <text:p>0.0674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">
                <text:p>0.9</text:p>
              </table:table-cell>
              <table:table-cell office:value-type="float" office:value="-0.037">
                <text:p>-0.037</text:p>
              </table:table-cell>
              <table:table-cell office:value-type="float" office:value="0.4118">
                <text:p>0.4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">
                <text:p>0.9</text:p>
              </table:table-cell>
              <table:table-cell office:value-type="float" office:value="-0.1328">
                <text:p>-0.1328</text:p>
              </table:table-cell>
              <table:table-cell office:value-type="float" office:value="0.3382">
                <text:p>0.33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">
                <text:p>0.9</text:p>
              </table:table-cell>
              <table:table-cell office:value-type="float" office:value="-0.2304">
                <text:p>-0.2304</text:p>
              </table:table-cell>
              <table:table-cell office:value-type="float" office:value="0.2474">
                <text:p>0.2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-0.309">
                <text:p>-0.309</text:p>
              </table:table-cell>
              <table:table-cell office:value-type="float" office:value="0.1406">
                <text:p>0.14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">
                <text:p>0.65</text:p>
              </table:table-cell>
              <table:table-cell office:value-type="float" office:value="-0.24">
                <text:p>-0.24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5">
                <text:p>0.65</text:p>
              </table:table-cell>
              <table:table-cell office:value-type="float" office:value="-0.233">
                <text:p>-0.233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">
                <text:p>0.65</text:p>
              </table:table-cell>
              <table:table-cell office:value-type="float" office:value="-0.1768">
                <text:p>-0.1768</text:p>
              </table:table-cell>
              <table:table-cell office:value-type="float" office:value="0.2822">
                <text:p>0.28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5">
                <text:p>0.65</text:p>
              </table:table-cell>
              <table:table-cell office:value-type="float" office:value="-0.0474">
                <text:p>-0.0474</text:p>
              </table:table-cell>
              <table:table-cell office:value-type="float" office:value="0.4232">
                <text:p>0.4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">
                <text:p>0.65</text:p>
              </table:table-cell>
              <table:table-cell office:value-type="float" office:value="0.1118">
                <text:p>0.1118</text:p>
              </table:table-cell>
              <table:table-cell office:value-type="float" office:value="0.5726">
                <text:p>0.5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0.012">
                <text:p>0.012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">
                <text:p>0.9</text:p>
              </table:table-cell>
              <table:table-cell office:value-type="float" office:value="-0.0972">
                <text:p>-0.0972</text:p>
              </table:table-cell>
              <table:table-cell office:value-type="float" office:value="0.4114">
                <text:p>0.41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">
                <text:p>0.9</text:p>
              </table:table-cell>
              <table:table-cell office:value-type="float" office:value="-0.2174">
                <text:p>-0.2174</text:p>
              </table:table-cell>
              <table:table-cell office:value-type="float" office:value="0.3494">
                <text:p>0.3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">
                <text:p>0.9</text:p>
              </table:table-cell>
              <table:table-cell office:value-type="float" office:value="-0.3052">
                <text:p>-0.3052</text:p>
              </table:table-cell>
              <table:table-cell office:value-type="float" office:value="0.2822">
                <text:p>0.2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-0.3766">
                <text:p>-0.3766</text:p>
              </table:table-cell>
              <table:table-cell office:value-type="float" office:value="0.2186">
                <text:p>0.21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">
                <text:p>0.65</text:p>
              </table:table-cell>
              <table:table-cell office:value-type="float" office:value="-0.2672">
                <text:p>-0.2672</text:p>
              </table:table-cell>
              <table:table-cell office:value-type="float" office:value="0.3148">
                <text:p>0.31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5">
                <text:p>0.65</text:p>
              </table:table-cell>
              <table:table-cell office:value-type="float" office:value="-0.1874">
                <text:p>-0.1874</text:p>
              </table:table-cell>
              <table:table-cell office:value-type="float" office:value="0.3854">
                <text:p>0.38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5">
                <text:p>0.65</text:p>
              </table:table-cell>
              <table:table-cell office:value-type="float" office:value="-0.1004">
                <text:p>-0.1004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">
                <text:p>0.65</text:p>
              </table:table-cell>
              <table:table-cell office:value-type="float" office:value="0.039">
                <text:p>0.039</text:p>
              </table:table-cell>
              <table:table-cell office:value-type="float" office:value="0.6494">
                <text:p>0.6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018">
                <text:p>0.2018</text:p>
              </table:table-cell>
              <table:table-cell office:value-type="float" office:value="0.7798">
                <text:p>0.77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">
                <text:p>0.9</text:p>
              </table:table-cell>
              <table:table-cell office:value-type="float" office:value="0.0992">
                <text:p>0.0992</text:p>
              </table:table-cell>
              <table:table-cell office:value-type="float" office:value="0.6972">
                <text:p>0.69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">
                <text:p>0.9</text:p>
              </table:table-cell>
              <table:table-cell office:value-type="float" office:value="0.0216">
                <text:p>0.0216</text:p>
              </table:table-cell>
              <table:table-cell office:value-type="float" office:value="0.6362">
                <text:p>0.6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">
                <text:p>0.9</text:p>
              </table:table-cell>
              <table:table-cell office:value-type="float" office:value="-0.0584">
                <text:p>-0.0584</text:p>
              </table:table-cell>
              <table:table-cell office:value-type="float" office:value="0.5842">
                <text:p>0.58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">
                <text:p>0.9</text:p>
              </table:table-cell>
              <table:table-cell office:value-type="float" office:value="-0.1054">
                <text:p>-0.1054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  <table:table-cell office:value-type="float" office:value="-0.16">
                <text:p>-0.16</text:p>
              </table:table-cell>
              <table:table-cell office:value-type="float" office:value="0.4708">
                <text:p>0.47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5">
                <text:p>0.65</text:p>
              </table:table-cell>
              <table:table-cell office:value-type="float" office:value="0.0294">
                <text:p>0.0294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5">
                <text:p>0.65</text:p>
              </table:table-cell>
              <table:table-cell office:value-type="float" office:value="0.2212">
                <text:p>0.2212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">
                <text:p>0.65</text:p>
              </table:table-cell>
              <table:table-cell office:value-type="float" office:value="0.4126">
                <text:p>0.4126</text:p>
              </table:table-cell>
              <table:table-cell office:value-type="float" office:value="1.0738">
                <text:p>1.0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5">
                <text:p>0.65</text:p>
              </table:table-cell>
              <table:table-cell office:value-type="float" office:value="0.6224">
                <text:p>0.6224</text:p>
              </table:table-cell>
              <table:table-cell office:value-type="float" office:value="1.2768">
                <text:p>1.27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">
                <text:p>0.65</text:p>
              </table:table-cell>
              <table:table-cell office:value-type="float" office:value="0.8352">
                <text:p>0.8352</text:p>
              </table:table-cell>
              <table:table-cell office:value-type="float" office:value="1.4814">
                <text:p>1.48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0.787">
                <text:p>0.787</text:p>
              </table:table-cell>
              <table:table-cell office:value-type="float" office:value="1.4288">
                <text:p>1.42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">
                <text:p>0.9</text:p>
              </table:table-cell>
              <table:table-cell office:value-type="float" office:value="0.6518">
                <text:p>0.6518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">
                <text:p>0.9</text:p>
              </table:table-cell>
              <table:table-cell office:value-type="float" office:value="0.4014">
                <text:p>0.4014</text:p>
              </table:table-cell>
              <table:table-cell office:value-type="float" office:value="1.1172">
                <text:p>1.11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">
                <text:p>0.9</text:p>
              </table:table-cell>
              <table:table-cell office:value-type="float" office:value="0.0426">
                <text:p>0.0426</text:p>
              </table:table-cell>
              <table:table-cell office:value-type="float" office:value="0.8198">
                <text:p>0.8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-0.404">
                <text:p>-0.404</text:p>
              </table:table-cell>
              <table:table-cell office:value-type="float" office:value="0.4536">
                <text:p>0.4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-0.9262">
                <text:p>-0.926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-0.6278">
                <text:p>-0.6278</text:p>
              </table:table-cell>
              <table:table-cell office:value-type="float" office:value="0.4028">
                <text:p>0.40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0.3876">
                <text:p>-0.3876</text:p>
              </table:table-cell>
              <table:table-cell office:value-type="float" office:value="0.7172">
                <text:p>0.7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0.1798">
                <text:p>-0.1798</text:p>
              </table:table-cell>
              <table:table-cell office:value-type="float" office:value="0.9712">
                <text:p>0.97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0.0178">
                <text:p>-0.0178</text:p>
              </table:table-cell>
              <table:table-cell office:value-type="float" office:value="1.1798">
                <text:p>1.17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107">
                <text:p>0.107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2024">
                <text:p>0.2024</text:p>
              </table:table-cell>
              <table:table-cell office:value-type="float" office:value="1.4668">
                <text:p>1.46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2756">
                <text:p>0.2756</text:p>
              </table:table-cell>
              <table:table-cell office:value-type="float" office:value="1.5716">
                <text:p>1.57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3402">
                <text:p>0.3402</text:p>
              </table:table-cell>
              <table:table-cell office:value-type="float" office:value="1.6444">
                <text:p>1.64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393">
                <text:p>0.393</text:p>
              </table:table-cell>
              <table:table-cell office:value-type="float" office:value="1.7044">
                <text:p>1.70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4288">
                <text:p>0.4288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4596">
                <text:p>0.4596</text:p>
              </table:table-cell>
              <table:table-cell office:value-type="float" office:value="1.788">
                <text:p>1.7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4828">
                <text:p>0.482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5014">
                <text:p>0.5014</text:p>
              </table:table-cell>
              <table:table-cell office:value-type="float" office:value="1.8456">
                <text:p>1.8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5138">
                <text:p>0.5138</text:p>
              </table:table-cell>
              <table:table-cell office:value-type="float" office:value="1.8614">
                <text:p>1.86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5274">
                <text:p>0.5274</text:p>
              </table:table-cell>
              <table:table-cell office:value-type="float" office:value="1.873">
                <text:p>1.8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5354">
                <text:p>0.5354</text:p>
              </table:table-cell>
              <table:table-cell office:value-type="float" office:value="1.8832">
                <text:p>1.88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5412">
                <text:p>0.5412</text:p>
              </table:table-cell>
              <table:table-cell office:value-type="float" office:value="1.8898">
                <text:p>1.8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546">
                <text:p>0.546</text:p>
              </table:table-cell>
              <table:table-cell office:value-type="float" office:value="1.896">
                <text:p>1.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549">
                <text:p>0.549</text:p>
              </table:table-cell>
              <table:table-cell office:value-type="float" office:value="1.9002">
                <text:p>1.9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551">
                <text:p>0.551</text:p>
              </table:table-cell>
              <table:table-cell office:value-type="float" office:value="1.9052">
                <text:p>1.90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4cm" xlink:href=".." xlink:type="simple" chart:class="chart:line" chart:style-name="ch1">
        <chart:legend chart:legend-position="end" svg:x="13.017cm" svg:y="3.705cm" style:legend-expansion="high" chart:style-name="ch2"/>
        <chart:plot-area chart:style-name="ch3" table:cell-range-address="Sheet1.B5:Sheet1.B106 Sheet1.E5:Sheet1.E106 Sheet1.I5:Sheet1.I106" chart:data-source-has-labels="row" svg:x="0.32cm" svg:y="0.18cm" svg:width="12.377cm" svg:height="8.644cm">
          <chartooo:coordinate-region svg:x="1.1cm" svg:y="0.314cm" svg:width="11.456cm" svg:height="7.4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E6:Sheet1.E106" chart:label-cell-address="Sheet1.E5:Sheet1.E5" chart:class="chart:line">
            <chart:data-point chart:repeated="101"/>
          </chart:series>
          <chart:series chart:style-name="ch8" chart:values-cell-range-address="Sheet1.I6:Sheet1.I106" chart:label-cell-address="Sheet1.I5:Sheet1.I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WIP</text:p>
                <draw:g>
                  <svg:desc>Sheet1.E5:Sheet1.E5</svg:desc>
                </draw:g>
              </table:table-cell>
              <table:table-cell office:value-type="string">
                <text:p>SPSA WIP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E6:Sheet1.E106</svg:desc>
                </draw:g>
              </table:table-cell>
              <table:table-cell office:value-type="float" office:value="0.008">
                <text:p>0.008</text:p>
                <draw:g>
                  <svg:desc>Sheet1.I6:Sheet1.I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8">
                <text:p>0.0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22">
                <text:p>0.1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28">
                <text:p>0.1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84">
                <text:p>0.2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86">
                <text:p>0.23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808">
                <text:p>0.080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418">
                <text:p>0.418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721">
                <text:p>0.721</text:p>
              </table:table-cell>
              <table:table-cell office:value-type="float" office:value="0.7154">
                <text:p>0.7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">
                <text:p>0.65</text:p>
              </table:table-cell>
              <table:table-cell office:value-type="float" office:value="1.0062">
                <text:p>1.0062</text:p>
              </table:table-cell>
              <table:table-cell office:value-type="float" office:value="1.0484">
                <text:p>1.0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">
                <text:p>0.65</text:p>
              </table:table-cell>
              <table:table-cell office:value-type="float" office:value="1.2476">
                <text:p>1.2476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">
                <text:p>0.65</text:p>
              </table:table-cell>
              <table:table-cell office:value-type="float" office:value="1.4322">
                <text:p>1.4322</text:p>
              </table:table-cell>
              <table:table-cell office:value-type="float" office:value="1.4062">
                <text:p>1.40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">
                <text:p>0.65</text:p>
              </table:table-cell>
              <table:table-cell office:value-type="float" office:value="1.6178">
                <text:p>1.6178</text:p>
              </table:table-cell>
              <table:table-cell office:value-type="float" office:value="1.5262">
                <text:p>1.52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">
                <text:p>0.65</text:p>
              </table:table-cell>
              <table:table-cell office:value-type="float" office:value="1.807">
                <text:p>1.807</text:p>
              </table:table-cell>
              <table:table-cell office:value-type="float" office:value="1.7122">
                <text:p>1.7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1.9606">
                <text:p>1.9606</text:p>
              </table:table-cell>
              <table:table-cell office:value-type="float" office:value="1.7742">
                <text:p>1.7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2.119">
                <text:p>2.119</text:p>
              </table:table-cell>
              <table:table-cell office:value-type="float" office:value="1.8258">
                <text:p>1.8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2.2508">
                <text:p>2.2508</text:p>
              </table:table-cell>
              <table:table-cell office:value-type="float" office:value="1.9554">
                <text:p>1.95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">
                <text:p>0.9</text:p>
              </table:table-cell>
              <table:table-cell office:value-type="float" office:value="2.3676">
                <text:p>2.3676</text:p>
              </table:table-cell>
              <table:table-cell office:value-type="float" office:value="2.1468">
                <text:p>2.1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  <table:table-cell office:value-type="float" office:value="2.5308">
                <text:p>2.5308</text:p>
              </table:table-cell>
              <table:table-cell office:value-type="float" office:value="2.4046">
                <text:p>2.4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">
                <text:p>0.65</text:p>
              </table:table-cell>
              <table:table-cell office:value-type="float" office:value="2.3556">
                <text:p>2.3556</text:p>
              </table:table-cell>
              <table:table-cell office:value-type="float" office:value="2.1914">
                <text:p>2.1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5">
                <text:p>0.65</text:p>
              </table:table-cell>
              <table:table-cell office:value-type="float" office:value="2.5114">
                <text:p>2.5114</text:p>
              </table:table-cell>
              <table:table-cell office:value-type="float" office:value="2.2764">
                <text:p>2.27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">
                <text:p>0.65</text:p>
              </table:table-cell>
              <table:table-cell office:value-type="float" office:value="2.6838">
                <text:p>2.6838</text:p>
              </table:table-cell>
              <table:table-cell office:value-type="float" office:value="2.337">
                <text:p>2.3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">
                <text:p>0.65</text:p>
              </table:table-cell>
              <table:table-cell office:value-type="float" office:value="2.8004">
                <text:p>2.8004</text:p>
              </table:table-cell>
              <table:table-cell office:value-type="float" office:value="2.527">
                <text:p>2.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">
                <text:p>0.65</text:p>
              </table:table-cell>
              <table:table-cell office:value-type="float" office:value="2.8784">
                <text:p>2.8784</text:p>
              </table:table-cell>
              <table:table-cell office:value-type="float" office:value="2.5482">
                <text:p>2.54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2.9832">
                <text:p>2.9832</text:p>
              </table:table-cell>
              <table:table-cell office:value-type="float" office:value="2.8394">
                <text:p>2.83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3.118">
                <text:p>3.118</text:p>
              </table:table-cell>
              <table:table-cell office:value-type="float" office:value="2.8694">
                <text:p>2.8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3.2484">
                <text:p>3.2484</text:p>
              </table:table-cell>
              <table:table-cell office:value-type="float" office:value="2.9682">
                <text:p>2.96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">
                <text:p>0.9</text:p>
              </table:table-cell>
              <table:table-cell office:value-type="float" office:value="3.3566">
                <text:p>3.3566</text:p>
              </table:table-cell>
              <table:table-cell office:value-type="float" office:value="3.0388">
                <text:p>3.0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3.205">
                <text:p>3.205</text:p>
              </table:table-cell>
              <table:table-cell office:value-type="float" office:value="2.962">
                <text:p>2.9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2.4966">
                <text:p>2.4966</text:p>
              </table:table-cell>
              <table:table-cell office:value-type="float" office:value="2.3026">
                <text:p>2.3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5">
                <text:p>0.65</text:p>
              </table:table-cell>
              <table:table-cell office:value-type="float" office:value="2.4756">
                <text:p>2.4756</text:p>
              </table:table-cell>
              <table:table-cell office:value-type="float" office:value="2.3064">
                <text:p>2.3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">
                <text:p>0.65</text:p>
              </table:table-cell>
              <table:table-cell office:value-type="float" office:value="2.6668">
                <text:p>2.6668</text:p>
              </table:table-cell>
              <table:table-cell office:value-type="float" office:value="2.4836">
                <text:p>2.4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5">
                <text:p>0.65</text:p>
              </table:table-cell>
              <table:table-cell office:value-type="float" office:value="2.8058">
                <text:p>2.8058</text:p>
              </table:table-cell>
              <table:table-cell office:value-type="float" office:value="2.6738">
                <text:p>2.6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5">
                <text:p>0.65</text:p>
              </table:table-cell>
              <table:table-cell office:value-type="float" office:value="2.9368">
                <text:p>2.9368</text:p>
              </table:table-cell>
              <table:table-cell office:value-type="float" office:value="2.844">
                <text:p>2.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3.0564">
                <text:p>3.0564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">
                <text:p>0.9</text:p>
              </table:table-cell>
              <table:table-cell office:value-type="float" office:value="3.193">
                <text:p>3.193</text:p>
              </table:table-cell>
              <table:table-cell office:value-type="float" office:value="3.0834">
                <text:p>3.08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">
                <text:p>0.9</text:p>
              </table:table-cell>
              <table:table-cell office:value-type="float" office:value="3.3228">
                <text:p>3.3228</text:p>
              </table:table-cell>
              <table:table-cell office:value-type="float" office:value="3.1608">
                <text:p>3.16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">
                <text:p>0.9</text:p>
              </table:table-cell>
              <table:table-cell office:value-type="float" office:value="3.4414">
                <text:p>3.4414</text:p>
              </table:table-cell>
              <table:table-cell office:value-type="float" office:value="3.2868">
                <text:p>3.28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3.2668">
                <text:p>3.2668</text:p>
              </table:table-cell>
              <table:table-cell office:value-type="float" office:value="3.0892">
                <text:p>3.08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">
                <text:p>0.65</text:p>
              </table:table-cell>
              <table:table-cell office:value-type="float" office:value="2.5478">
                <text:p>2.5478</text:p>
              </table:table-cell>
              <table:table-cell office:value-type="float" office:value="2.4374">
                <text:p>2.43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5">
                <text:p>0.65</text:p>
              </table:table-cell>
              <table:table-cell office:value-type="float" office:value="2.5498">
                <text:p>2.5498</text:p>
              </table:table-cell>
              <table:table-cell office:value-type="float" office:value="2.4644">
                <text:p>2.46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">
                <text:p>0.65</text:p>
              </table:table-cell>
              <table:table-cell office:value-type="float" office:value="2.7446">
                <text:p>2.7446</text:p>
              </table:table-cell>
              <table:table-cell office:value-type="float" office:value="2.8218">
                <text:p>2.82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5">
                <text:p>0.65</text:p>
              </table:table-cell>
              <table:table-cell office:value-type="float" office:value="2.889">
                <text:p>2.889</text:p>
              </table:table-cell>
              <table:table-cell office:value-type="float" office:value="2.9502">
                <text:p>2.95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">
                <text:p>0.65</text:p>
              </table:table-cell>
              <table:table-cell office:value-type="float" office:value="2.9852">
                <text:p>2.9852</text:p>
              </table:table-cell>
              <table:table-cell office:value-type="float" office:value="3.185">
                <text:p>3.1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3.1036">
                <text:p>3.1036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">
                <text:p>0.9</text:p>
              </table:table-cell>
              <table:table-cell office:value-type="float" office:value="3.2144">
                <text:p>3.2144</text:p>
              </table:table-cell>
              <table:table-cell office:value-type="float" office:value="3.421">
                <text:p>3.4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">
                <text:p>0.9</text:p>
              </table:table-cell>
              <table:table-cell office:value-type="float" office:value="3.3428">
                <text:p>3.3428</text:p>
              </table:table-cell>
              <table:table-cell office:value-type="float" office:value="3.5748">
                <text:p>3.5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">
                <text:p>0.9</text:p>
              </table:table-cell>
              <table:table-cell office:value-type="float" office:value="3.4448">
                <text:p>3.4448</text:p>
              </table:table-cell>
              <table:table-cell office:value-type="float" office:value="3.6142">
                <text:p>3.6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3.5492">
                <text:p>3.5492</text:p>
              </table:table-cell>
              <table:table-cell office:value-type="float" office:value="3.6822">
                <text:p>3.68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">
                <text:p>0.65</text:p>
              </table:table-cell>
              <table:table-cell office:value-type="float" office:value="2.8932">
                <text:p>2.8932</text:p>
              </table:table-cell>
              <table:table-cell office:value-type="float" office:value="2.9542">
                <text:p>2.95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5">
                <text:p>0.65</text:p>
              </table:table-cell>
              <table:table-cell office:value-type="float" office:value="3.069">
                <text:p>3.069</text:p>
              </table:table-cell>
              <table:table-cell office:value-type="float" office:value="3.0746">
                <text:p>3.07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5">
                <text:p>0.65</text:p>
              </table:table-cell>
              <table:table-cell office:value-type="float" office:value="3.2632">
                <text:p>3.2632</text:p>
              </table:table-cell>
              <table:table-cell office:value-type="float" office:value="3.2102">
                <text:p>3.21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">
                <text:p>0.65</text:p>
              </table:table-cell>
              <table:table-cell office:value-type="float" office:value="3.394">
                <text:p>3.394</text:p>
              </table:table-cell>
              <table:table-cell office:value-type="float" office:value="3.3452">
                <text:p>3.3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3.5126">
                <text:p>3.5126</text:p>
              </table:table-cell>
              <table:table-cell office:value-type="float" office:value="3.434">
                <text:p>3.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">
                <text:p>0.9</text:p>
              </table:table-cell>
              <table:table-cell office:value-type="float" office:value="3.6398">
                <text:p>3.6398</text:p>
              </table:table-cell>
              <table:table-cell office:value-type="float" office:value="3.6804">
                <text:p>3.68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">
                <text:p>0.9</text:p>
              </table:table-cell>
              <table:table-cell office:value-type="float" office:value="3.737">
                <text:p>3.737</text:p>
              </table:table-cell>
              <table:table-cell office:value-type="float" office:value="3.7612">
                <text:p>3.76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">
                <text:p>0.9</text:p>
              </table:table-cell>
              <table:table-cell office:value-type="float" office:value="3.8414">
                <text:p>3.8414</text:p>
              </table:table-cell>
              <table:table-cell office:value-type="float" office:value="4.0188">
                <text:p>4.01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">
                <text:p>0.9</text:p>
              </table:table-cell>
              <table:table-cell office:value-type="float" office:value="3.9136">
                <text:p>3.9136</text:p>
              </table:table-cell>
              <table:table-cell office:value-type="float" office:value="4.1662">
                <text:p>4.16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  <table:table-cell office:value-type="float" office:value="4.0006">
                <text:p>4.0006</text:p>
              </table:table-cell>
              <table:table-cell office:value-type="float" office:value="4.2022">
                <text:p>4.2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5">
                <text:p>0.65</text:p>
              </table:table-cell>
              <table:table-cell office:value-type="float" office:value="4.0858">
                <text:p>4.0858</text:p>
              </table:table-cell>
              <table:table-cell office:value-type="float" office:value="4.2448">
                <text:p>4.2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5">
                <text:p>0.65</text:p>
              </table:table-cell>
              <table:table-cell office:value-type="float" office:value="4.19">
                <text:p>4.19</text:p>
              </table:table-cell>
              <table:table-cell office:value-type="float" office:value="4.3224">
                <text:p>4.3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">
                <text:p>0.65</text:p>
              </table:table-cell>
              <table:table-cell office:value-type="float" office:value="4.2702">
                <text:p>4.2702</text:p>
              </table:table-cell>
              <table:table-cell office:value-type="float" office:value="4.4364">
                <text:p>4.43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5">
                <text:p>0.65</text:p>
              </table:table-cell>
              <table:table-cell office:value-type="float" office:value="4.3382">
                <text:p>4.3382</text:p>
              </table:table-cell>
              <table:table-cell office:value-type="float" office:value="4.5092">
                <text:p>4.5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">
                <text:p>0.65</text:p>
              </table:table-cell>
              <table:table-cell office:value-type="float" office:value="4.4228">
                <text:p>4.4228</text:p>
              </table:table-cell>
              <table:table-cell office:value-type="float" office:value="4.5688">
                <text:p>4.56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4.269">
                <text:p>4.269</text:p>
              </table:table-cell>
              <table:table-cell office:value-type="float" office:value="4.4742">
                <text:p>4.4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">
                <text:p>0.9</text:p>
              </table:table-cell>
              <table:table-cell office:value-type="float" office:value="3.5042">
                <text:p>3.5042</text:p>
              </table:table-cell>
              <table:table-cell office:value-type="float" office:value="3.798">
                <text:p>3.7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">
                <text:p>0.9</text:p>
              </table:table-cell>
              <table:table-cell office:value-type="float" office:value="2.8546">
                <text:p>2.8546</text:p>
              </table:table-cell>
              <table:table-cell office:value-type="float" office:value="3.2244">
                <text:p>3.22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">
                <text:p>0.9</text:p>
              </table:table-cell>
              <table:table-cell office:value-type="float" office:value="2.3134">
                <text:p>2.3134</text:p>
              </table:table-cell>
              <table:table-cell office:value-type="float" office:value="2.7196">
                <text:p>2.71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1.86">
                <text:p>1.86</text:p>
              </table:table-cell>
              <table:table-cell office:value-type="float" office:value="2.2652">
                <text:p>2.26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1.4822">
                <text:p>1.4822</text:p>
              </table:table-cell>
              <table:table-cell office:value-type="float" office:value="1.8874">
                <text:p>1.88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.1838">
                <text:p>1.1838</text:p>
              </table:table-cell>
              <table:table-cell office:value-type="float" office:value="1.5076">
                <text:p>1.50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9436">
                <text:p>0.9436</text:p>
              </table:table-cell>
              <table:table-cell office:value-type="float" office:value="1.1932">
                <text:p>1.1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7358">
                <text:p>0.7358</text:p>
              </table:table-cell>
              <table:table-cell office:value-type="float" office:value="0.9392">
                <text:p>0.93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5738">
                <text:p>0.5738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449">
                <text:p>0.449</text:p>
              </table:table-cell>
              <table:table-cell office:value-type="float" office:value="0.5684">
                <text:p>0.56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3536">
                <text:p>0.3536</text:p>
              </table:table-cell>
              <table:table-cell office:value-type="float" office:value="0.4436">
                <text:p>0.44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2804">
                <text:p>0.2804</text:p>
              </table:table-cell>
              <table:table-cell office:value-type="float" office:value="0.3388">
                <text:p>0.33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2158">
                <text:p>0.2158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163">
                <text:p>0.163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1272">
                <text:p>0.1272</text:p>
              </table:table-cell>
              <table:table-cell office:value-type="float" office:value="0.1564">
                <text:p>0.15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0964">
                <text:p>0.0964</text:p>
              </table:table-cell>
              <table:table-cell office:value-type="float" office:value="0.1224">
                <text:p>0.12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732">
                <text:p>0.0732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0546">
                <text:p>0.0546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422">
                <text:p>0.0422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286">
                <text:p>0.0286</text:p>
              </table:table-cell>
              <table:table-cell office:value-type="float" office:value="0.0374">
                <text:p>0.03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206">
                <text:p>0.0206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148">
                <text:p>0.0148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52">
                <text:p>0.00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3cm" xlink:href=".." xlink:type="simple" chart:class="chart:line" chart:style-name="ch1">
        <chart:legend chart:legend-position="end" svg:x="13.042cm" svg:y="3.704cm" style:legend-expansion="high" chart:style-name="ch2"/>
        <chart:plot-area chart:style-name="ch3" table:cell-range-address="Sheet1.B5:Sheet1.B106 Sheet1.F5:Sheet1.F106 Sheet1.J5:Sheet1.J106" chart:data-source-has-labels="row" svg:x="0.32cm" svg:y="0.18cm" svg:width="12.402cm" svg:height="8.643cm">
          <chartooo:coordinate-region svg:x="1.1cm" svg:y="0.314cm" svg:width="11.481cm" svg:height="7.4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F6:Sheet1.F106" chart:label-cell-address="Sheet1.F5:Sheet1.F5" chart:class="chart:line">
            <chart:data-point chart:repeated="101"/>
          </chart:series>
          <chart:series chart:style-name="ch8" chart:values-cell-range-address="Sheet1.J6:Sheet1.J106" chart:label-cell-address="Sheet1.J5:Sheet1.J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X(t)</text:p>
                <draw:g>
                  <svg:desc>Sheet1.F5:Sheet1.F5</svg:desc>
                </draw:g>
              </table:table-cell>
              <table:table-cell office:value-type="string">
                <text:p>SPSA X(t)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F6:Sheet1.F106</svg:desc>
                </draw:g>
              </table:table-cell>
              <table:table-cell office:value-type="float" office:value="0.0044">
                <text:p>0.0044</text:p>
                <draw:g>
                  <svg:desc>Sheet1.J6:Sheet1.J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2">
                <text:p>0.0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86">
                <text:p>0.06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56">
                <text:p>0.1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56">
                <text:p>0.2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326">
                <text:p>0.1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2264">
                <text:p>0.2264</text:p>
              </table:table-cell>
              <table:table-cell office:value-type="float" office:value="0.2524">
                <text:p>0.2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4182">
                <text:p>0.4182</text:p>
              </table:table-cell>
              <table:table-cell office:value-type="float" office:value="0.4218">
                <text:p>0.4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">
                <text:p>0.65</text:p>
              </table:table-cell>
              <table:table-cell office:value-type="float" office:value="0.5108">
                <text:p>0.5108</text:p>
              </table:table-cell>
              <table:table-cell office:value-type="float" office:value="0.5154">
                <text:p>0.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">
                <text:p>0.65</text:p>
              </table:table-cell>
              <table:table-cell office:value-type="float" office:value="0.5816">
                <text:p>0.5816</text:p>
              </table:table-cell>
              <table:table-cell office:value-type="float" office:value="0.5724">
                <text:p>0.5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">
                <text:p>0.65</text:p>
              </table:table-cell>
              <table:table-cell office:value-type="float" office:value="0.6452">
                <text:p>0.6452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">
                <text:p>0.65</text:p>
              </table:table-cell>
              <table:table-cell office:value-type="float" office:value="0.653">
                <text:p>0.653</text:p>
              </table:table-cell>
              <table:table-cell office:value-type="float" office:value="0.6348">
                <text:p>0.6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">
                <text:p>0.65</text:p>
              </table:table-cell>
              <table:table-cell office:value-type="float" office:value="0.6866">
                <text:p>0.6866</text:p>
              </table:table-cell>
              <table:table-cell office:value-type="float" office:value="0.6852">
                <text:p>0.68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0.7138">
                <text:p>0.7138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7218">
                <text:p>0.7218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.7414">
                <text:p>0.7414</text:p>
              </table:table-cell>
              <table:table-cell office:value-type="float" office:value="0.6934">
                <text:p>0.6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">
                <text:p>0.9</text:p>
              </table:table-cell>
              <table:table-cell office:value-type="float" office:value="0.7472">
                <text:p>0.7472</text:p>
              </table:table-cell>
              <table:table-cell office:value-type="float" office:value="0.7154">
                <text:p>0.7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  <table:table-cell office:value-type="float" office:value="0.7428">
                <text:p>0.7428</text:p>
              </table:table-cell>
              <table:table-cell office:value-type="float" office:value="0.7318">
                <text:p>0.7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">
                <text:p>0.65</text:p>
              </table:table-cell>
              <table:table-cell office:value-type="float" office:value="0.7416">
                <text:p>0.7416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5">
                <text:p>0.65</text:p>
              </table:table-cell>
              <table:table-cell office:value-type="float" office:value="0.7358">
                <text:p>0.7358</text:p>
              </table:table-cell>
              <table:table-cell office:value-type="float" office:value="0.7046">
                <text:p>0.70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">
                <text:p>0.65</text:p>
              </table:table-cell>
              <table:table-cell office:value-type="float" office:value="0.7552">
                <text:p>0.7552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">
                <text:p>0.65</text:p>
              </table:table-cell>
              <table:table-cell office:value-type="float" office:value="0.7858">
                <text:p>0.7858</text:p>
              </table:table-cell>
              <table:table-cell office:value-type="float" office:value="0.7328">
                <text:p>0.7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">
                <text:p>0.65</text:p>
              </table:table-cell>
              <table:table-cell office:value-type="float" office:value="0.8066">
                <text:p>0.8066</text:p>
              </table:table-cell>
              <table:table-cell office:value-type="float" office:value="0.7722">
                <text:p>0.7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0.7876">
                <text:p>0.7876</text:p>
              </table:table-cell>
              <table:table-cell office:value-type="float" office:value="0.7804">
                <text:p>0.7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8002">
                <text:p>0.8002</text:p>
              </table:table-cell>
              <table:table-cell office:value-type="float" office:value="0.7836">
                <text:p>0.7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0.8024">
                <text:p>0.8024</text:p>
              </table:table-cell>
              <table:table-cell office:value-type="float" office:value="0.8034">
                <text:p>0.80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">
                <text:p>0.9</text:p>
              </table:table-cell>
              <table:table-cell office:value-type="float" office:value="0.8054">
                <text:p>0.8054</text:p>
              </table:table-cell>
              <table:table-cell office:value-type="float" office:value="0.7862">
                <text:p>0.7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0.8154">
                <text:p>0.8154</text:p>
              </table:table-cell>
              <table:table-cell office:value-type="float" office:value="0.7662">
                <text:p>0.76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0.7084">
                <text:p>0.7084</text:p>
              </table:table-cell>
              <table:table-cell office:value-type="float" office:value="0.6866">
                <text:p>0.6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5">
                <text:p>0.65</text:p>
              </table:table-cell>
              <table:table-cell office:value-type="float" office:value="0.6754">
                <text:p>0.6754</text:p>
              </table:table-cell>
              <table:table-cell office:value-type="float" office:value="0.6888">
                <text:p>0.68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">
                <text:p>0.65</text:p>
              </table:table-cell>
              <table:table-cell office:value-type="float" office:value="0.719">
                <text:p>0.719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5">
                <text:p>0.65</text:p>
              </table:table-cell>
              <table:table-cell office:value-type="float" office:value="0.7626">
                <text:p>0.7626</text:p>
              </table:table-cell>
              <table:table-cell office:value-type="float" office:value="0.7522">
                <text:p>0.75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5">
                <text:p>0.65</text:p>
              </table:table-cell>
              <table:table-cell office:value-type="float" office:value="0.7784">
                <text:p>0.7784</text:p>
              </table:table-cell>
              <table:table-cell office:value-type="float" office:value="0.7544">
                <text:p>0.75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7988">
                <text:p>0.7988</text:p>
              </table:table-cell>
              <table:table-cell office:value-type="float" office:value="0.7652">
                <text:p>0.76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">
                <text:p>0.9</text:p>
              </table:table-cell>
              <table:table-cell office:value-type="float" office:value="0.7956">
                <text:p>0.7956</text:p>
              </table:table-cell>
              <table:table-cell office:value-type="float" office:value="0.8168">
                <text:p>0.81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">
                <text:p>0.9</text:p>
              </table:table-cell>
              <table:table-cell office:value-type="float" office:value="0.8042">
                <text:p>0.8042</text:p>
              </table:table-cell>
              <table:table-cell office:value-type="float" office:value="0.8264">
                <text:p>0.8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">
                <text:p>0.9</text:p>
              </table:table-cell>
              <table:table-cell office:value-type="float" office:value="0.8024">
                <text:p>0.8024</text:p>
              </table:table-cell>
              <table:table-cell office:value-type="float" office:value="0.8092">
                <text:p>0.80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0.8214">
                <text:p>0.8214</text:p>
              </table:table-cell>
              <table:table-cell office:value-type="float" office:value="0.7932">
                <text:p>0.79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">
                <text:p>0.65</text:p>
              </table:table-cell>
              <table:table-cell office:value-type="float" office:value="0.719">
                <text:p>0.719</text:p>
              </table:table-cell>
              <table:table-cell office:value-type="float" office:value="0.7062">
                <text:p>0.70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5">
                <text:p>0.65</text:p>
              </table:table-cell>
              <table:table-cell office:value-type="float" office:value="0.657">
                <text:p>0.657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">
                <text:p>0.65</text:p>
              </table:table-cell>
              <table:table-cell office:value-type="float" office:value="0.7062">
                <text:p>0.7062</text:p>
              </table:table-cell>
              <table:table-cell office:value-type="float" office:value="0.7102">
                <text:p>0.71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5">
                <text:p>0.65</text:p>
              </table:table-cell>
              <table:table-cell office:value-type="float" office:value="0.7794">
                <text:p>0.7794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">
                <text:p>0.65</text:p>
              </table:table-cell>
              <table:table-cell office:value-type="float" office:value="0.8092">
                <text:p>0.8092</text:p>
              </table:table-cell>
              <table:table-cell office:value-type="float" office:value="0.7994">
                <text:p>0.7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0.8002">
                <text:p>0.8002</text:p>
              </table:table-cell>
              <table:table-cell office:value-type="float" office:value="0.7984">
                <text:p>0.79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">
                <text:p>0.9</text:p>
              </table:table-cell>
              <table:table-cell office:value-type="float" office:value="0.7908">
                <text:p>0.7908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">
                <text:p>0.9</text:p>
              </table:table-cell>
              <table:table-cell office:value-type="float" office:value="0.7798">
                <text:p>0.7798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">
                <text:p>0.9</text:p>
              </table:table-cell>
              <table:table-cell office:value-type="float" office:value="0.8122">
                <text:p>0.8122</text:p>
              </table:table-cell>
              <table:table-cell office:value-type="float" office:value="0.8328">
                <text:p>0.8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8286">
                <text:p>0.8286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">
                <text:p>0.65</text:p>
              </table:table-cell>
              <table:table-cell office:value-type="float" office:value="0.7594">
                <text:p>0.7594</text:p>
              </table:table-cell>
              <table:table-cell office:value-type="float" office:value="0.7462">
                <text:p>0.7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5">
                <text:p>0.65</text:p>
              </table:table-cell>
              <table:table-cell office:value-type="float" office:value="0.7298">
                <text:p>0.7298</text:p>
              </table:table-cell>
              <table:table-cell office:value-type="float" office:value="0.7206">
                <text:p>0.72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5">
                <text:p>0.65</text:p>
              </table:table-cell>
              <table:table-cell office:value-type="float" office:value="0.737">
                <text:p>0.737</text:p>
              </table:table-cell>
              <table:table-cell office:value-type="float" office:value="0.7662">
                <text:p>0.76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">
                <text:p>0.65</text:p>
              </table:table-cell>
              <table:table-cell office:value-type="float" office:value="0.7894">
                <text:p>0.7894</text:p>
              </table:table-cell>
              <table:table-cell office:value-type="float" office:value="0.7978">
                <text:p>0.79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8128">
                <text:p>0.8128</text:p>
              </table:table-cell>
              <table:table-cell office:value-type="float" office:value="0.7804">
                <text:p>0.78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">
                <text:p>0.9</text:p>
              </table:table-cell>
              <table:table-cell office:value-type="float" office:value="0.7974">
                <text:p>0.7974</text:p>
              </table:table-cell>
              <table:table-cell office:value-type="float" office:value="0.8174">
                <text:p>0.81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">
                <text:p>0.9</text:p>
              </table:table-cell>
              <table:table-cell office:value-type="float" office:value="0.8224">
                <text:p>0.8224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">
                <text:p>0.9</text:p>
              </table:table-cell>
              <table:table-cell office:value-type="float" office:value="0.82">
                <text:p>0.82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">
                <text:p>0.9</text:p>
              </table:table-cell>
              <table:table-cell office:value-type="float" office:value="0.853">
                <text:p>0.853</text:p>
              </table:table-cell>
              <table:table-cell office:value-type="float" office:value="0.8538">
                <text:p>0.85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  <table:table-cell office:value-type="float" office:value="0.8454">
                <text:p>0.8454</text:p>
              </table:table-cell>
              <table:table-cell office:value-type="float" office:value="0.8328">
                <text:p>0.8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5">
                <text:p>0.65</text:p>
              </table:table-cell>
              <table:table-cell office:value-type="float" office:value="0.8394">
                <text:p>0.8394</text:p>
              </table:table-cell>
              <table:table-cell office:value-type="float" office:value="0.8322">
                <text:p>0.83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5">
                <text:p>0.65</text:p>
              </table:table-cell>
              <table:table-cell office:value-type="float" office:value="0.8418">
                <text:p>0.8418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">
                <text:p>0.65</text:p>
              </table:table-cell>
              <table:table-cell office:value-type="float" office:value="0.8414">
                <text:p>0.8414</text:p>
              </table:table-cell>
              <table:table-cell office:value-type="float" office:value="0.8598">
                <text:p>0.85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5">
                <text:p>0.65</text:p>
              </table:table-cell>
              <table:table-cell office:value-type="float" office:value="0.8598">
                <text:p>0.8598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">
                <text:p>0.65</text:p>
              </table:table-cell>
              <table:table-cell office:value-type="float" office:value="0.8628">
                <text:p>0.8628</text:p>
              </table:table-cell>
              <table:table-cell office:value-type="float" office:value="0.8546">
                <text:p>0.85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0.8518">
                <text:p>0.8518</text:p>
              </table:table-cell>
              <table:table-cell office:value-type="float" office:value="0.8474">
                <text:p>0.8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">
                <text:p>0.9</text:p>
              </table:table-cell>
              <table:table-cell office:value-type="float" office:value="0.7648">
                <text:p>0.7648</text:p>
              </table:table-cell>
              <table:table-cell office:value-type="float" office:value="0.7932">
                <text:p>0.79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">
                <text:p>0.9</text:p>
              </table:table-cell>
              <table:table-cell office:value-type="float" office:value="0.6496">
                <text:p>0.6496</text:p>
              </table:table-cell>
              <table:table-cell office:value-type="float" office:value="0.6952">
                <text:p>0.69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">
                <text:p>0.9</text:p>
              </table:table-cell>
              <table:table-cell office:value-type="float" office:value="0.5412">
                <text:p>0.5412</text:p>
              </table:table-cell>
              <table:table-cell office:value-type="float" office:value="0.6026">
                <text:p>0.60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0.4534">
                <text:p>0.4534</text:p>
              </table:table-cell>
              <table:table-cell office:value-type="float" office:value="0.5338">
                <text:p>0.53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0.3778">
                <text:p>0.3778</text:p>
              </table:table-cell>
              <table:table-cell office:value-type="float" office:value="0.4694">
                <text:p>0.46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2984">
                <text:p>0.2984</text:p>
              </table:table-cell>
              <table:table-cell office:value-type="float" office:value="0.3798">
                <text:p>0.37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2402">
                <text:p>0.2402</text:p>
              </table:table-cell>
              <table:table-cell office:value-type="float" office:value="0.3144">
                <text:p>0.31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2078">
                <text:p>0.2078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162">
                <text:p>0.162</text:p>
              </table:table-cell>
              <table:table-cell office:value-type="float" office:value="0.2086">
                <text:p>0.20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1248">
                <text:p>0.1248</text:p>
              </table:table-cell>
              <table:table-cell office:value-type="float" office:value="0.1622">
                <text:p>0.16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0954">
                <text:p>0.0954</text:p>
              </table:table-cell>
              <table:table-cell office:value-type="float" office:value="0.1248">
                <text:p>0.1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0732">
                <text:p>0.0732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646">
                <text:p>0.0646</text:p>
              </table:table-cell>
              <table:table-cell office:value-type="float" office:value="0.0728">
                <text:p>0.07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528">
                <text:p>0.05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0358">
                <text:p>0.0358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0308">
                <text:p>0.030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232">
                <text:p>0.023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0186">
                <text:p>0.0186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124">
                <text:p>0.012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136">
                <text:p>0.0136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058">
                <text:p>0.0058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0048">
                <text:p>0.0048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